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Pictures/2000000E000000DF000000DF41BA907E.svm" manifest:media-type="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Pictures/2000000E000000DF000000DF41BA907E.svm" manifest:media-type="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0E000000DF000000DF41BA907E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8429in"/>
    </style:style>
    <style:style style:name="co3" style:family="table-column">
      <style:table-column-properties fo:break-before="auto" style:column-width="2.8874in"/>
    </style:style>
    <style:style style:name="co4" style:family="table-column">
      <style:table-column-properties fo:break-before="auto" style:column-width="2.1307in"/>
    </style:style>
    <style:style style:name="co5" style:family="table-column">
      <style:table-column-properties fo:break-before="auto" style:column-width="2.153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0181in"/>
    </style:style>
    <style:style style:name="co8" style:family="table-column">
      <style:table-column-properties fo:break-before="auto" style:column-width="3.221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4299in" svg:height="7.1425in" svg:x="17.4354in" svg:y="0.4402in">
            <draw:object draw:notify-on-update-of-ranges="Sheet1.B2:Sheet1.B101 Sheet1.C1:Sheet1.C1 Sheet1.C2:Sheet1.C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4492in" svg:height="7.4504in" svg:x="17.45in" svg:y="7.7587in">
            <draw:object draw:notify-on-update-of-ranges="Sheet1.B2:Sheet1.B101 Sheet1.D1:Sheet1.D1 Sheet1.D2:Sheet1.D101 Sheet1.E1:Sheet1.E1 Sheet1.E2:Sheet1.E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.4346in" svg:height="9.3335in" svg:x="2.0449in" svg:y="17.5421in">
            <draw:object draw:notify-on-update-of-ranges="Sheet1.B2:Sheet1.B101 Sheet1.C1:Sheet1.C1 Sheet1.C2:Sheet1.C101 Sheet1.G1:Sheet1.G1 Sheet1.G2:Sheet1.G101 Sheet1.H1:Sheet1.H1 Sheet1.H2:Sheet1.H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Experiment Three</text:p>
          </table:table-cell>
          <table:table-cell office:value-type="string">
            <text:p>Crossover Probability</text:p>
          </table:table-cell>
          <table:table-cell office:value-type="string">
            <text:p>Mutation Probability</text:p>
          </table:table-cell>
          <table:table-cell/>
          <table:table-cell office:value-type="string">
            <text:p>Experiment Four</text:p>
          </table:table-cell>
          <table:table-cell office:value-type="string">
            <text:p>Experiment F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.2">
            <text:p>65.2</text:p>
          </table:table-cell>
          <table:table-cell table:number-columns-repeated="2" office:value-type="float" office:value="0.5">
            <text:p>0.5</text:p>
          </table:table-cell>
          <table:table-cell/>
          <table:table-cell office:value-type="float" office:value="164.8">
            <text:p>164.8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0.5081">
            <text:p>0.5081</text:p>
          </table:table-cell>
          <table:table-cell office:value-type="float" office:value="0.4919">
            <text:p>0.4919</text:p>
          </table:table-cell>
          <table:table-cell/>
          <table:table-cell office:value-type="float" office:value="101.1">
            <text:p>101.1</text:p>
          </table:table-cell>
          <table:table-cell office:value-type="float" office:value="63.8">
            <text:p>63.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0.5005">
            <text:p>0.5005</text:p>
          </table:table-cell>
          <table:table-cell office:value-type="float" office:value="0.4995">
            <text:p>0.4995</text:p>
          </table:table-cell>
          <table:table-cell/>
          <table:table-cell office:value-type="float" office:value="262.8">
            <text:p>262.8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0.6">
            <text:p>140.6</text:p>
          </table:table-cell>
          <table:table-cell office:value-type="float" office:value="0.4937">
            <text:p>0.4937</text:p>
          </table:table-cell>
          <table:table-cell office:value-type="float" office:value="0.5063">
            <text:p>0.5063</text:p>
          </table:table-cell>
          <table:table-cell/>
          <table:table-cell office:value-type="float" office:value="378.5">
            <text:p>378.5</text:p>
          </table:table-cell>
          <table:table-cell office:value-type="float" office:value="110.1">
            <text:p>110.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5.8">
            <text:p>185.8</text:p>
          </table:table-cell>
          <table:table-cell office:value-type="float" office:value="0.4858">
            <text:p>0.4858</text:p>
          </table:table-cell>
          <table:table-cell office:value-type="float" office:value="0.5142">
            <text:p>0.5142</text:p>
          </table:table-cell>
          <table:table-cell/>
          <table:table-cell office:value-type="float" office:value="232.8">
            <text:p>232.8</text:p>
          </table:table-cell>
          <table:table-cell office:value-type="float" office:value="126.5">
            <text:p>12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71.2">
            <text:p>271.2</text:p>
          </table:table-cell>
          <table:table-cell office:value-type="float" office:value="0.4784">
            <text:p>0.4784</text:p>
          </table:table-cell>
          <table:table-cell office:value-type="float" office:value="0.5216">
            <text:p>0.5216</text:p>
          </table:table-cell>
          <table:table-cell/>
          <table:table-cell office:value-type="float" office:value="727.9">
            <text:p>727.9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45.3">
            <text:p>645.3</text:p>
          </table:table-cell>
          <table:table-cell office:value-type="float" office:value="0.4846">
            <text:p>0.4846</text:p>
          </table:table-cell>
          <table:table-cell office:value-type="float" office:value="0.5154">
            <text:p>0.5154</text:p>
          </table:table-cell>
          <table:table-cell/>
          <table:table-cell office:value-type="float" office:value="1098.8">
            <text:p>1098.8</text:p>
          </table:table-cell>
          <table:table-cell office:value-type="float" office:value="104.3">
            <text:p>104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92.4">
            <text:p>892.4</text:p>
          </table:table-cell>
          <table:table-cell office:value-type="float" office:value="0.4903">
            <text:p>0.4903</text:p>
          </table:table-cell>
          <table:table-cell office:value-type="float" office:value="0.5097">
            <text:p>0.5097</text:p>
          </table:table-cell>
          <table:table-cell/>
          <table:table-cell office:value-type="float" office:value="872.2">
            <text:p>872.2</text:p>
          </table:table-cell>
          <table:table-cell office:value-type="float" office:value="103.2">
            <text:p>103.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64.1">
            <text:p>864.1</text:p>
          </table:table-cell>
          <table:table-cell office:value-type="float" office:value="0.4839">
            <text:p>0.4839</text:p>
          </table:table-cell>
          <table:table-cell office:value-type="float" office:value="0.5161">
            <text:p>0.5161</text:p>
          </table:table-cell>
          <table:table-cell/>
          <table:table-cell office:value-type="float" office:value="1004.7">
            <text:p>1004.7</text:p>
          </table:table-cell>
          <table:table-cell office:value-type="float" office:value="58.6">
            <text:p>58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41.8">
            <text:p>641.8</text:p>
          </table:table-cell>
          <table:table-cell office:value-type="float" office:value="0.4908">
            <text:p>0.4908</text:p>
          </table:table-cell>
          <table:table-cell office:value-type="float" office:value="0.5092">
            <text:p>0.5092</text:p>
          </table:table-cell>
          <table:table-cell/>
          <table:table-cell office:value-type="float" office:value="1331.3">
            <text:p>1331.3</text:p>
          </table:table-cell>
          <table:table-cell office:value-type="float" office:value="403.9">
            <text:p>403.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93.7">
            <text:p>393.7</text:p>
          </table:table-cell>
          <table:table-cell office:value-type="float" office:value="0.4831">
            <text:p>0.4831</text:p>
          </table:table-cell>
          <table:table-cell office:value-type="float" office:value="0.5169">
            <text:p>0.5169</text:p>
          </table:table-cell>
          <table:table-cell/>
          <table:table-cell office:value-type="float" office:value="1763.8">
            <text:p>1763.8</text:p>
          </table:table-cell>
          <table:table-cell office:value-type="float" office:value="326.7">
            <text:p>326.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01.2">
            <text:p>501.2</text:p>
          </table:table-cell>
          <table:table-cell office:value-type="float" office:value="0.4896">
            <text:p>0.4896</text:p>
          </table:table-cell>
          <table:table-cell office:value-type="float" office:value="0.5104">
            <text:p>0.5104</text:p>
          </table:table-cell>
          <table:table-cell/>
          <table:table-cell office:value-type="float" office:value="828.6">
            <text:p>828.6</text:p>
          </table:table-cell>
          <table:table-cell office:value-type="float" office:value="237.8">
            <text:p>237.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36.6">
            <text:p>1136.6</text:p>
          </table:table-cell>
          <table:table-cell office:value-type="float" office:value="0.4839">
            <text:p>0.4839</text:p>
          </table:table-cell>
          <table:table-cell office:value-type="float" office:value="0.5161">
            <text:p>0.5161</text:p>
          </table:table-cell>
          <table:table-cell/>
          <table:table-cell office:value-type="float" office:value="852">
            <text:p>852</text:p>
          </table:table-cell>
          <table:table-cell office:value-type="float" office:value="134.9">
            <text:p>134.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45.3">
            <text:p>645.3</text:p>
          </table:table-cell>
          <table:table-cell office:value-type="float" office:value="0.4905">
            <text:p>0.4905</text:p>
          </table:table-cell>
          <table:table-cell office:value-type="float" office:value="0.5095">
            <text:p>0.5095</text:p>
          </table:table-cell>
          <table:table-cell/>
          <table:table-cell office:value-type="float" office:value="1454.1">
            <text:p>1454.1</text:p>
          </table:table-cell>
          <table:table-cell office:value-type="float" office:value="549.7">
            <text:p>549.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916.6">
            <text:p>916.6</text:p>
          </table:table-cell>
          <table:table-cell office:value-type="float" office:value="0.4955">
            <text:p>0.4955</text:p>
          </table:table-cell>
          <table:table-cell office:value-type="float" office:value="0.5045">
            <text:p>0.5045</text:p>
          </table:table-cell>
          <table:table-cell/>
          <table:table-cell office:value-type="float" office:value="1251.7">
            <text:p>1251.7</text:p>
          </table:table-cell>
          <table:table-cell office:value-type="float" office:value="448.3">
            <text:p>448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29.1">
            <text:p>929.1</text:p>
          </table:table-cell>
          <table:table-cell office:value-type="float" office:value="0.4904">
            <text:p>0.4904</text:p>
          </table:table-cell>
          <table:table-cell office:value-type="float" office:value="0.5096">
            <text:p>0.5096</text:p>
          </table:table-cell>
          <table:table-cell/>
          <table:table-cell office:value-type="float" office:value="929.3">
            <text:p>929.3</text:p>
          </table:table-cell>
          <table:table-cell office:value-type="float" office:value="548.6">
            <text:p>548.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102">
            <text:p>1102</text:p>
          </table:table-cell>
          <table:table-cell office:value-type="float" office:value="0.4964">
            <text:p>0.4964</text:p>
          </table:table-cell>
          <table:table-cell office:value-type="float" office:value="0.5036">
            <text:p>0.5036</text:p>
          </table:table-cell>
          <table:table-cell/>
          <table:table-cell office:value-type="float" office:value="799.7">
            <text:p>799.7</text:p>
          </table:table-cell>
          <table:table-cell office:value-type="float" office:value="612.4">
            <text:p>612.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142.6">
            <text:p>1142.6</text:p>
          </table:table-cell>
          <table:table-cell office:value-type="float" office:value="0.491">
            <text:p>0.491</text:p>
          </table:table-cell>
          <table:table-cell office:value-type="float" office:value="0.509">
            <text:p>0.509</text:p>
          </table:table-cell>
          <table:table-cell/>
          <table:table-cell office:value-type="float" office:value="1034.2">
            <text:p>1034.2</text:p>
          </table:table-cell>
          <table:table-cell office:value-type="float" office:value="1175.6">
            <text:p>1175.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85.4">
            <text:p>1085.4</text:p>
          </table:table-cell>
          <table:table-cell office:value-type="float" office:value="0.4967">
            <text:p>0.4967</text:p>
          </table:table-cell>
          <table:table-cell office:value-type="float" office:value="0.5033">
            <text:p>0.5033</text:p>
          </table:table-cell>
          <table:table-cell/>
          <table:table-cell office:value-type="float" office:value="949">
            <text:p>949</text:p>
          </table:table-cell>
          <table:table-cell office:value-type="float" office:value="1142.7">
            <text:p>1142.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725">
            <text:p>725</text:p>
          </table:table-cell>
          <table:table-cell office:value-type="float" office:value="0.5047">
            <text:p>0.5047</text:p>
          </table:table-cell>
          <table:table-cell office:value-type="float" office:value="0.4953">
            <text:p>0.4953</text:p>
          </table:table-cell>
          <table:table-cell/>
          <table:table-cell office:value-type="float" office:value="1102.4">
            <text:p>1102.4</text:p>
          </table:table-cell>
          <table:table-cell office:value-type="float" office:value="631.4">
            <text:p>631.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875.9">
            <text:p>875.9</text:p>
          </table:table-cell>
          <table:table-cell office:value-type="float" office:value="0.5107">
            <text:p>0.5107</text:p>
          </table:table-cell>
          <table:table-cell office:value-type="float" office:value="0.4893">
            <text:p>0.4893</text:p>
          </table:table-cell>
          <table:table-cell/>
          <table:table-cell office:value-type="float" office:value="1799">
            <text:p>1799</text:p>
          </table:table-cell>
          <table:table-cell office:value-type="float" office:value="772.8">
            <text:p>772.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148.5">
            <text:p>1148.5</text:p>
          </table:table-cell>
          <table:table-cell office:value-type="float" office:value="0.5144">
            <text:p>0.5144</text:p>
          </table:table-cell>
          <table:table-cell office:value-type="float" office:value="0.4856">
            <text:p>0.4856</text:p>
          </table:table-cell>
          <table:table-cell/>
          <table:table-cell office:value-type="float" office:value="1846.1">
            <text:p>1846.1</text:p>
          </table:table-cell>
          <table:table-cell office:value-type="float" office:value="782.6">
            <text:p>782.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722.9">
            <text:p>722.9</text:p>
          </table:table-cell>
          <table:table-cell office:value-type="float" office:value="0.5204">
            <text:p>0.5204</text:p>
          </table:table-cell>
          <table:table-cell office:value-type="float" office:value="0.4796">
            <text:p>0.4796</text:p>
          </table:table-cell>
          <table:table-cell/>
          <table:table-cell office:value-type="float" office:value="1538.7">
            <text:p>1538.7</text:p>
          </table:table-cell>
          <table:table-cell office:value-type="float" office:value="746.2">
            <text:p>746.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751.7">
            <text:p>751.7</text:p>
          </table:table-cell>
          <table:table-cell office:value-type="float" office:value="0.5267">
            <text:p>0.5267</text:p>
          </table:table-cell>
          <table:table-cell office:value-type="float" office:value="0.4733">
            <text:p>0.4733</text:p>
          </table:table-cell>
          <table:table-cell/>
          <table:table-cell office:value-type="float" office:value="1389.7">
            <text:p>1389.7</text:p>
          </table:table-cell>
          <table:table-cell office:value-type="float" office:value="1261.2">
            <text:p>1261.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201.1">
            <text:p>1201.1</text:p>
          </table:table-cell>
          <table:table-cell office:value-type="float" office:value="0.5308">
            <text:p>0.5308</text:p>
          </table:table-cell>
          <table:table-cell office:value-type="float" office:value="0.4692">
            <text:p>0.4692</text:p>
          </table:table-cell>
          <table:table-cell/>
          <table:table-cell office:value-type="float" office:value="1610.9">
            <text:p>1610.9</text:p>
          </table:table-cell>
          <table:table-cell office:value-type="float" office:value="940.5">
            <text:p>940.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1087.4">
            <text:p>1087.4</text:p>
          </table:table-cell>
          <table:table-cell office:value-type="float" office:value="0.5362">
            <text:p>0.5362</text:p>
          </table:table-cell>
          <table:table-cell office:value-type="float" office:value="0.4638">
            <text:p>0.4638</text:p>
          </table:table-cell>
          <table:table-cell/>
          <table:table-cell office:value-type="float" office:value="1582.2">
            <text:p>1582.2</text:p>
          </table:table-cell>
          <table:table-cell office:value-type="float" office:value="665.7">
            <text:p>665.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821.1">
            <text:p>821.1</text:p>
          </table:table-cell>
          <table:table-cell office:value-type="float" office:value="0.5418">
            <text:p>0.5418</text:p>
          </table:table-cell>
          <table:table-cell office:value-type="float" office:value="0.4582">
            <text:p>0.4582</text:p>
          </table:table-cell>
          <table:table-cell/>
          <table:table-cell office:value-type="float" office:value="2171.8">
            <text:p>2171.8</text:p>
          </table:table-cell>
          <table:table-cell office:value-type="float" office:value="1401.3">
            <text:p>1401.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211.1">
            <text:p>1211.1</text:p>
          </table:table-cell>
          <table:table-cell office:value-type="float" office:value="0.5481">
            <text:p>0.5481</text:p>
          </table:table-cell>
          <table:table-cell office:value-type="float" office:value="0.4519">
            <text:p>0.4519</text:p>
          </table:table-cell>
          <table:table-cell/>
          <table:table-cell office:value-type="float" office:value="1643.2">
            <text:p>1643.2</text:p>
          </table:table-cell>
          <table:table-cell office:value-type="float" office:value="977.6">
            <text:p>977.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076.8">
            <text:p>1076.8</text:p>
          </table:table-cell>
          <table:table-cell office:value-type="float" office:value="0.5416">
            <text:p>0.5416</text:p>
          </table:table-cell>
          <table:table-cell office:value-type="float" office:value="0.4584">
            <text:p>0.4584</text:p>
          </table:table-cell>
          <table:table-cell/>
          <table:table-cell office:value-type="float" office:value="1451.1">
            <text:p>1451.1</text:p>
          </table:table-cell>
          <table:table-cell office:value-type="float" office:value="870.4">
            <text:p>870.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92.3">
            <text:p>692.3</text:p>
          </table:table-cell>
          <table:table-cell office:value-type="float" office:value="0.5479">
            <text:p>0.5479</text:p>
          </table:table-cell>
          <table:table-cell office:value-type="float" office:value="0.4521">
            <text:p>0.4521</text:p>
          </table:table-cell>
          <table:table-cell/>
          <table:table-cell office:value-type="float" office:value="1858.6">
            <text:p>1858.6</text:p>
          </table:table-cell>
          <table:table-cell office:value-type="float" office:value="1397.4">
            <text:p>1397.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634.7">
            <text:p>634.7</text:p>
          </table:table-cell>
          <table:table-cell office:value-type="float" office:value="0.5544">
            <text:p>0.5544</text:p>
          </table:table-cell>
          <table:table-cell office:value-type="float" office:value="0.4456">
            <text:p>0.4456</text:p>
          </table:table-cell>
          <table:table-cell/>
          <table:table-cell office:value-type="float" office:value="1467.9">
            <text:p>1467.9</text:p>
          </table:table-cell>
          <table:table-cell office:value-type="float" office:value="1346.1">
            <text:p>1346.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762.3">
            <text:p>762.3</text:p>
          </table:table-cell>
          <table:table-cell office:value-type="float" office:value="0.5613">
            <text:p>0.5613</text:p>
          </table:table-cell>
          <table:table-cell office:value-type="float" office:value="0.4387">
            <text:p>0.4387</text:p>
          </table:table-cell>
          <table:table-cell/>
          <table:table-cell office:value-type="float" office:value="1694.7">
            <text:p>1694.7</text:p>
          </table:table-cell>
          <table:table-cell office:value-type="float" office:value="1751.6">
            <text:p>1751.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658">
            <text:p>658</text:p>
          </table:table-cell>
          <table:table-cell office:value-type="float" office:value="0.5676">
            <text:p>0.5676</text:p>
          </table:table-cell>
          <table:table-cell office:value-type="float" office:value="0.4324">
            <text:p>0.4324</text:p>
          </table:table-cell>
          <table:table-cell/>
          <table:table-cell office:value-type="float" office:value="1697.2">
            <text:p>1697.2</text:p>
          </table:table-cell>
          <table:table-cell office:value-type="float" office:value="966.1">
            <text:p>966.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820.7">
            <text:p>820.7</text:p>
          </table:table-cell>
          <table:table-cell office:value-type="float" office:value="0.5731">
            <text:p>0.5731</text:p>
          </table:table-cell>
          <table:table-cell office:value-type="float" office:value="0.4269">
            <text:p>0.4269</text:p>
          </table:table-cell>
          <table:table-cell/>
          <table:table-cell office:value-type="float" office:value="1770.6">
            <text:p>1770.6</text:p>
          </table:table-cell>
          <table:table-cell office:value-type="float" office:value="1121.6">
            <text:p>1121.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233.1">
            <text:p>1233.1</text:p>
          </table:table-cell>
          <table:table-cell office:value-type="float" office:value="0.5791">
            <text:p>0.5791</text:p>
          </table:table-cell>
          <table:table-cell office:value-type="float" office:value="0.4209">
            <text:p>0.4209</text:p>
          </table:table-cell>
          <table:table-cell/>
          <table:table-cell office:value-type="float" office:value="1588.9">
            <text:p>1588.9</text:p>
          </table:table-cell>
          <table:table-cell office:value-type="float" office:value="1121.4">
            <text:p>1121.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1245.7">
            <text:p>1245.7</text:p>
          </table:table-cell>
          <table:table-cell office:value-type="float" office:value="0.5852">
            <text:p>0.5852</text:p>
          </table:table-cell>
          <table:table-cell office:value-type="float" office:value="0.4148">
            <text:p>0.4148</text:p>
          </table:table-cell>
          <table:table-cell/>
          <table:table-cell office:value-type="float" office:value="1557.6">
            <text:p>1557.6</text:p>
          </table:table-cell>
          <table:table-cell office:value-type="float" office:value="1465.6">
            <text:p>1465.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1140">
            <text:p>1140</text:p>
          </table:table-cell>
          <table:table-cell office:value-type="float" office:value="0.5885">
            <text:p>0.5885</text:p>
          </table:table-cell>
          <table:table-cell office:value-type="float" office:value="0.4115">
            <text:p>0.4115</text:p>
          </table:table-cell>
          <table:table-cell/>
          <table:table-cell office:value-type="float" office:value="1904.2">
            <text:p>1904.2</text:p>
          </table:table-cell>
          <table:table-cell office:value-type="float" office:value="1206.1">
            <text:p>1206.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1402.9">
            <text:p>1402.9</text:p>
          </table:table-cell>
          <table:table-cell office:value-type="float" office:value="0.5942">
            <text:p>0.5942</text:p>
          </table:table-cell>
          <table:table-cell office:value-type="float" office:value="0.4058">
            <text:p>0.4058</text:p>
          </table:table-cell>
          <table:table-cell/>
          <table:table-cell office:value-type="float" office:value="1649.9">
            <text:p>1649.9</text:p>
          </table:table-cell>
          <table:table-cell office:value-type="float" office:value="617.3">
            <text:p>617.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150.2">
            <text:p>1150.2</text:p>
          </table:table-cell>
          <table:table-cell office:value-type="float" office:value="0.5993">
            <text:p>0.5993</text:p>
          </table:table-cell>
          <table:table-cell office:value-type="float" office:value="0.4007">
            <text:p>0.4007</text:p>
          </table:table-cell>
          <table:table-cell/>
          <table:table-cell office:value-type="float" office:value="1641.8">
            <text:p>1641.8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220.8">
            <text:p>1220.8</text:p>
          </table:table-cell>
          <table:table-cell office:value-type="float" office:value="0.6034">
            <text:p>0.6034</text:p>
          </table:table-cell>
          <table:table-cell office:value-type="float" office:value="0.3966">
            <text:p>0.3966</text:p>
          </table:table-cell>
          <table:table-cell/>
          <table:table-cell office:value-type="float" office:value="1630">
            <text:p>1630</text:p>
          </table:table-cell>
          <table:table-cell office:value-type="float" office:value="1025.5">
            <text:p>1025.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979.3">
            <text:p>979.3</text:p>
          </table:table-cell>
          <table:table-cell office:value-type="float" office:value="0.6079">
            <text:p>0.6079</text:p>
          </table:table-cell>
          <table:table-cell office:value-type="float" office:value="0.3921">
            <text:p>0.3921</text:p>
          </table:table-cell>
          <table:table-cell/>
          <table:table-cell office:value-type="float" office:value="1419.8">
            <text:p>1419.8</text:p>
          </table:table-cell>
          <table:table-cell office:value-type="float" office:value="1574.6">
            <text:p>1574.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1220.7">
            <text:p>1220.7</text:p>
          </table:table-cell>
          <table:table-cell office:value-type="float" office:value="0.6113">
            <text:p>0.6113</text:p>
          </table:table-cell>
          <table:table-cell office:value-type="float" office:value="0.3887">
            <text:p>0.3887</text:p>
          </table:table-cell>
          <table:table-cell/>
          <table:table-cell office:value-type="float" office:value="1627.6">
            <text:p>1627.6</text:p>
          </table:table-cell>
          <table:table-cell office:value-type="float" office:value="989.8">
            <text:p>989.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1526.4">
            <text:p>1526.4</text:p>
          </table:table-cell>
          <table:table-cell office:value-type="float" office:value="0.6067">
            <text:p>0.6067</text:p>
          </table:table-cell>
          <table:table-cell office:value-type="float" office:value="0.3933">
            <text:p>0.3933</text:p>
          </table:table-cell>
          <table:table-cell/>
          <table:table-cell office:value-type="float" office:value="2147.4">
            <text:p>2147.4</text:p>
          </table:table-cell>
          <table:table-cell office:value-type="float" office:value="1362.7">
            <text:p>1362.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1212.9">
            <text:p>1212.9</text:p>
          </table:table-cell>
          <table:table-cell office:value-type="float" office:value="0.6127">
            <text:p>0.6127</text:p>
          </table:table-cell>
          <table:table-cell office:value-type="float" office:value="0.3873">
            <text:p>0.3873</text:p>
          </table:table-cell>
          <table:table-cell/>
          <table:table-cell office:value-type="float" office:value="1251.1">
            <text:p>1251.1</text:p>
          </table:table-cell>
          <table:table-cell office:value-type="float" office:value="1202.7">
            <text:p>1202.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013.5">
            <text:p>1013.5</text:p>
          </table:table-cell>
          <table:table-cell office:value-type="float" office:value="0.6163">
            <text:p>0.6163</text:p>
          </table:table-cell>
          <table:table-cell office:value-type="float" office:value="0.3837">
            <text:p>0.3837</text:p>
          </table:table-cell>
          <table:table-cell/>
          <table:table-cell office:value-type="float" office:value="1909">
            <text:p>1909</text:p>
          </table:table-cell>
          <table:table-cell office:value-type="float" office:value="1324.4">
            <text:p>1324.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289.8">
            <text:p>1289.8</text:p>
          </table:table-cell>
          <table:table-cell office:value-type="float" office:value="0.6216">
            <text:p>0.6216</text:p>
          </table:table-cell>
          <table:table-cell office:value-type="float" office:value="0.3784">
            <text:p>0.3784</text:p>
          </table:table-cell>
          <table:table-cell/>
          <table:table-cell office:value-type="float" office:value="1749.2">
            <text:p>1749.2</text:p>
          </table:table-cell>
          <table:table-cell office:value-type="float" office:value="1277.6">
            <text:p>1277.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1150">
            <text:p>1150</text:p>
          </table:table-cell>
          <table:table-cell office:value-type="float" office:value="0.6283">
            <text:p>0.6283</text:p>
          </table:table-cell>
          <table:table-cell office:value-type="float" office:value="0.3717">
            <text:p>0.3717</text:p>
          </table:table-cell>
          <table:table-cell/>
          <table:table-cell office:value-type="float" office:value="1612">
            <text:p>1612</text:p>
          </table:table-cell>
          <table:table-cell office:value-type="float" office:value="1099">
            <text:p>109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565.7">
            <text:p>565.7</text:p>
          </table:table-cell>
          <table:table-cell office:value-type="float" office:value="0.6356">
            <text:p>0.6356</text:p>
          </table:table-cell>
          <table:table-cell office:value-type="float" office:value="0.3644">
            <text:p>0.3644</text:p>
          </table:table-cell>
          <table:table-cell/>
          <table:table-cell office:value-type="float" office:value="1473.3">
            <text:p>1473.3</text:p>
          </table:table-cell>
          <table:table-cell office:value-type="float" office:value="906.9">
            <text:p>906.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793.9">
            <text:p>793.9</text:p>
          </table:table-cell>
          <table:table-cell office:value-type="float" office:value="0.6413">
            <text:p>0.6413</text:p>
          </table:table-cell>
          <table:table-cell office:value-type="float" office:value="0.3587">
            <text:p>0.3587</text:p>
          </table:table-cell>
          <table:table-cell/>
          <table:table-cell office:value-type="float" office:value="1551.3">
            <text:p>1551.3</text:p>
          </table:table-cell>
          <table:table-cell office:value-type="float" office:value="1065">
            <text:p>106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543.9">
            <text:p>1543.9</text:p>
          </table:table-cell>
          <table:table-cell office:value-type="float" office:value="0.6361">
            <text:p>0.6361</text:p>
          </table:table-cell>
          <table:table-cell office:value-type="float" office:value="0.3639">
            <text:p>0.3639</text:p>
          </table:table-cell>
          <table:table-cell/>
          <table:table-cell office:value-type="float" office:value="1858.2">
            <text:p>1858.2</text:p>
          </table:table-cell>
          <table:table-cell office:value-type="float" office:value="1014.4">
            <text:p>1014.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680.8">
            <text:p>680.8</text:p>
          </table:table-cell>
          <table:table-cell office:value-type="float" office:value="0.6429">
            <text:p>0.6429</text:p>
          </table:table-cell>
          <table:table-cell office:value-type="float" office:value="0.3571">
            <text:p>0.3571</text:p>
          </table:table-cell>
          <table:table-cell/>
          <table:table-cell office:value-type="float" office:value="1790.4">
            <text:p>1790.4</text:p>
          </table:table-cell>
          <table:table-cell office:value-type="float" office:value="1626.9">
            <text:p>1626.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685.4">
            <text:p>685.4</text:p>
          </table:table-cell>
          <table:table-cell office:value-type="float" office:value="0.6481">
            <text:p>0.6481</text:p>
          </table:table-cell>
          <table:table-cell office:value-type="float" office:value="0.3519">
            <text:p>0.3519</text:p>
          </table:table-cell>
          <table:table-cell/>
          <table:table-cell office:value-type="float" office:value="1819.8">
            <text:p>1819.8</text:p>
          </table:table-cell>
          <table:table-cell office:value-type="float" office:value="1672.1">
            <text:p>1672.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482.2">
            <text:p>482.2</text:p>
          </table:table-cell>
          <table:table-cell office:value-type="float" office:value="0.6554">
            <text:p>0.6554</text:p>
          </table:table-cell>
          <table:table-cell office:value-type="float" office:value="0.3446">
            <text:p>0.3446</text:p>
          </table:table-cell>
          <table:table-cell/>
          <table:table-cell office:value-type="float" office:value="2289.7">
            <text:p>2289.7</text:p>
          </table:table-cell>
          <table:table-cell office:value-type="float" office:value="1444">
            <text:p>144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626.1">
            <text:p>626.1</text:p>
          </table:table-cell>
          <table:table-cell office:value-type="float" office:value="0.6493">
            <text:p>0.6493</text:p>
          </table:table-cell>
          <table:table-cell office:value-type="float" office:value="0.3507">
            <text:p>0.3507</text:p>
          </table:table-cell>
          <table:table-cell/>
          <table:table-cell office:value-type="float" office:value="1736">
            <text:p>1736</text:p>
          </table:table-cell>
          <table:table-cell office:value-type="float" office:value="1732.9">
            <text:p>1732.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845.4">
            <text:p>845.4</text:p>
          </table:table-cell>
          <table:table-cell office:value-type="float" office:value="0.6556">
            <text:p>0.6556</text:p>
          </table:table-cell>
          <table:table-cell office:value-type="float" office:value="0.3444">
            <text:p>0.3444</text:p>
          </table:table-cell>
          <table:table-cell/>
          <table:table-cell office:value-type="float" office:value="1532.4">
            <text:p>1532.4</text:p>
          </table:table-cell>
          <table:table-cell office:value-type="float" office:value="1129.8">
            <text:p>1129.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723.3">
            <text:p>723.3</text:p>
          </table:table-cell>
          <table:table-cell office:value-type="float" office:value="0.6621">
            <text:p>0.6621</text:p>
          </table:table-cell>
          <table:table-cell office:value-type="float" office:value="0.3379">
            <text:p>0.3379</text:p>
          </table:table-cell>
          <table:table-cell/>
          <table:table-cell office:value-type="float" office:value="1346.8">
            <text:p>1346.8</text:p>
          </table:table-cell>
          <table:table-cell office:value-type="float" office:value="1629.9">
            <text:p>1629.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793.1">
            <text:p>793.1</text:p>
          </table:table-cell>
          <table:table-cell office:value-type="float" office:value="0.6697">
            <text:p>0.6697</text:p>
          </table:table-cell>
          <table:table-cell office:value-type="float" office:value="0.3303">
            <text:p>0.3303</text:p>
          </table:table-cell>
          <table:table-cell/>
          <table:table-cell office:value-type="float" office:value="1834.7">
            <text:p>1834.7</text:p>
          </table:table-cell>
          <table:table-cell office:value-type="float" office:value="1767.2">
            <text:p>1767.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462.2">
            <text:p>462.2</text:p>
          </table:table-cell>
          <table:table-cell office:value-type="float" office:value="0.6762">
            <text:p>0.6762</text:p>
          </table:table-cell>
          <table:table-cell office:value-type="float" office:value="0.3238">
            <text:p>0.3238</text:p>
          </table:table-cell>
          <table:table-cell/>
          <table:table-cell office:value-type="float" office:value="1764.2">
            <text:p>1764.2</text:p>
          </table:table-cell>
          <table:table-cell office:value-type="float" office:value="1351.5">
            <text:p>1351.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836.4">
            <text:p>836.4</text:p>
          </table:table-cell>
          <table:table-cell office:value-type="float" office:value="0.6819">
            <text:p>0.6819</text:p>
          </table:table-cell>
          <table:table-cell office:value-type="float" office:value="0.3181">
            <text:p>0.3181</text:p>
          </table:table-cell>
          <table:table-cell/>
          <table:table-cell office:value-type="float" office:value="1368.6">
            <text:p>1368.6</text:p>
          </table:table-cell>
          <table:table-cell office:value-type="float" office:value="608.2">
            <text:p>608.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828.3">
            <text:p>828.3</text:p>
          </table:table-cell>
          <table:table-cell office:value-type="float" office:value="0.6874">
            <text:p>0.6874</text:p>
          </table:table-cell>
          <table:table-cell office:value-type="float" office:value="0.3126">
            <text:p>0.3126</text:p>
          </table:table-cell>
          <table:table-cell/>
          <table:table-cell office:value-type="float" office:value="1701.6">
            <text:p>1701.6</text:p>
          </table:table-cell>
          <table:table-cell office:value-type="float" office:value="1180.6">
            <text:p>1180.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726.3">
            <text:p>726.3</text:p>
          </table:table-cell>
          <table:table-cell office:value-type="float" office:value="0.6817">
            <text:p>0.6817</text:p>
          </table:table-cell>
          <table:table-cell office:value-type="float" office:value="0.3183">
            <text:p>0.3183</text:p>
          </table:table-cell>
          <table:table-cell/>
          <table:table-cell office:value-type="float" office:value="1472.6">
            <text:p>1472.6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712.6">
            <text:p>712.6</text:p>
          </table:table-cell>
          <table:table-cell office:value-type="float" office:value="0.6757">
            <text:p>0.6757</text:p>
          </table:table-cell>
          <table:table-cell office:value-type="float" office:value="0.3243">
            <text:p>0.3243</text:p>
          </table:table-cell>
          <table:table-cell/>
          <table:table-cell office:value-type="float" office:value="1533.4">
            <text:p>1533.4</text:p>
          </table:table-cell>
          <table:table-cell office:value-type="float" office:value="1310.5">
            <text:p>1310.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522.2">
            <text:p>522.2</text:p>
          </table:table-cell>
          <table:table-cell office:value-type="float" office:value="0.6828">
            <text:p>0.6828</text:p>
          </table:table-cell>
          <table:table-cell office:value-type="float" office:value="0.3172">
            <text:p>0.3172</text:p>
          </table:table-cell>
          <table:table-cell/>
          <table:table-cell office:value-type="float" office:value="1534.2">
            <text:p>1534.2</text:p>
          </table:table-cell>
          <table:table-cell office:value-type="float" office:value="1305.7">
            <text:p>1305.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575.9">
            <text:p>575.9</text:p>
          </table:table-cell>
          <table:table-cell office:value-type="float" office:value="0.6761">
            <text:p>0.6761</text:p>
          </table:table-cell>
          <table:table-cell office:value-type="float" office:value="0.3239">
            <text:p>0.3239</text:p>
          </table:table-cell>
          <table:table-cell/>
          <table:table-cell office:value-type="float" office:value="1554">
            <text:p>1554</text:p>
          </table:table-cell>
          <table:table-cell office:value-type="float" office:value="1261.9">
            <text:p>1261.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06.2">
            <text:p>606.2</text:p>
          </table:table-cell>
          <table:table-cell office:value-type="float" office:value="0.6809">
            <text:p>0.6809</text:p>
          </table:table-cell>
          <table:table-cell office:value-type="float" office:value="0.3191">
            <text:p>0.3191</text:p>
          </table:table-cell>
          <table:table-cell/>
          <table:table-cell office:value-type="float" office:value="1296.3">
            <text:p>1296.3</text:p>
          </table:table-cell>
          <table:table-cell office:value-type="float" office:value="695.5">
            <text:p>695.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463">
            <text:p>463</text:p>
          </table:table-cell>
          <table:table-cell office:value-type="float" office:value="0.6729">
            <text:p>0.6729</text:p>
          </table:table-cell>
          <table:table-cell office:value-type="float" office:value="0.3271">
            <text:p>0.3271</text:p>
          </table:table-cell>
          <table:table-cell/>
          <table:table-cell office:value-type="float" office:value="1251">
            <text:p>1251</text:p>
          </table:table-cell>
          <table:table-cell office:value-type="float" office:value="1350.4">
            <text:p>1350.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220">
            <text:p>220</text:p>
          </table:table-cell>
          <table:table-cell office:value-type="float" office:value="0.6809">
            <text:p>0.6809</text:p>
          </table:table-cell>
          <table:table-cell office:value-type="float" office:value="0.3191">
            <text:p>0.3191</text:p>
          </table:table-cell>
          <table:table-cell/>
          <table:table-cell office:value-type="float" office:value="928.9">
            <text:p>928.9</text:p>
          </table:table-cell>
          <table:table-cell office:value-type="float" office:value="1579.3">
            <text:p>1579.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479.3">
            <text:p>479.3</text:p>
          </table:table-cell>
          <table:table-cell office:value-type="float" office:value="0.6889">
            <text:p>0.6889</text:p>
          </table:table-cell>
          <table:table-cell office:value-type="float" office:value="0.3111">
            <text:p>0.3111</text:p>
          </table:table-cell>
          <table:table-cell/>
          <table:table-cell office:value-type="float" office:value="1034.3">
            <text:p>1034.3</text:p>
          </table:table-cell>
          <table:table-cell office:value-type="float" office:value="1379.3">
            <text:p>1379.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323.9">
            <text:p>323.9</text:p>
          </table:table-cell>
          <table:table-cell office:value-type="float" office:value="0.6971">
            <text:p>0.6971</text:p>
          </table:table-cell>
          <table:table-cell office:value-type="float" office:value="0.3029">
            <text:p>0.3029</text:p>
          </table:table-cell>
          <table:table-cell/>
          <table:table-cell office:value-type="float" office:value="1337.1">
            <text:p>1337.1</text:p>
          </table:table-cell>
          <table:table-cell office:value-type="float" office:value="1414.9">
            <text:p>1414.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66.7">
            <text:p>666.7</text:p>
          </table:table-cell>
          <table:table-cell office:value-type="float" office:value="0.7037">
            <text:p>0.7037</text:p>
          </table:table-cell>
          <table:table-cell office:value-type="float" office:value="0.2963">
            <text:p>0.2963</text:p>
          </table:table-cell>
          <table:table-cell/>
          <table:table-cell office:value-type="float" office:value="1066.2">
            <text:p>1066.2</text:p>
          </table:table-cell>
          <table:table-cell office:value-type="float" office:value="1759.9">
            <text:p>1759.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1085.2">
            <text:p>1085.2</text:p>
          </table:table-cell>
          <table:table-cell office:value-type="float" office:value="0.7106">
            <text:p>0.7106</text:p>
          </table:table-cell>
          <table:table-cell office:value-type="float" office:value="0.2894">
            <text:p>0.2894</text:p>
          </table:table-cell>
          <table:table-cell/>
          <table:table-cell office:value-type="float" office:value="1373.8">
            <text:p>1373.8</text:p>
          </table:table-cell>
          <table:table-cell office:value-type="float" office:value="1154">
            <text:p>115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1179.9">
            <text:p>1179.9</text:p>
          </table:table-cell>
          <table:table-cell office:value-type="float" office:value="0.7054">
            <text:p>0.7054</text:p>
          </table:table-cell>
          <table:table-cell office:value-type="float" office:value="0.2946">
            <text:p>0.2946</text:p>
          </table:table-cell>
          <table:table-cell/>
          <table:table-cell office:value-type="float" office:value="1015.3">
            <text:p>1015.3</text:p>
          </table:table-cell>
          <table:table-cell office:value-type="float" office:value="1187">
            <text:p>118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72">
            <text:p>772</text:p>
          </table:table-cell>
          <table:table-cell office:value-type="float" office:value="0.6992">
            <text:p>0.6992</text:p>
          </table:table-cell>
          <table:table-cell office:value-type="float" office:value="0.3008">
            <text:p>0.3008</text:p>
          </table:table-cell>
          <table:table-cell/>
          <table:table-cell office:value-type="float" office:value="1408.8">
            <text:p>1408.8</text:p>
          </table:table-cell>
          <table:table-cell office:value-type="float" office:value="2037.6">
            <text:p>2037.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1019.9">
            <text:p>1019.9</text:p>
          </table:table-cell>
          <table:table-cell office:value-type="float" office:value="0.7058">
            <text:p>0.7058</text:p>
          </table:table-cell>
          <table:table-cell office:value-type="float" office:value="0.2942">
            <text:p>0.2942</text:p>
          </table:table-cell>
          <table:table-cell/>
          <table:table-cell office:value-type="float" office:value="1400.7">
            <text:p>1400.7</text:p>
          </table:table-cell>
          <table:table-cell office:value-type="float" office:value="1613.6">
            <text:p>1613.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913.2">
            <text:p>913.2</text:p>
          </table:table-cell>
          <table:table-cell office:value-type="float" office:value="0.7116">
            <text:p>0.7116</text:p>
          </table:table-cell>
          <table:table-cell office:value-type="float" office:value="0.2884">
            <text:p>0.2884</text:p>
          </table:table-cell>
          <table:table-cell/>
          <table:table-cell office:value-type="float" office:value="1179">
            <text:p>1179</text:p>
          </table:table-cell>
          <table:table-cell office:value-type="float" office:value="1418.2">
            <text:p>1418.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800.7">
            <text:p>800.7</text:p>
          </table:table-cell>
          <table:table-cell office:value-type="float" office:value="0.7169">
            <text:p>0.7169</text:p>
          </table:table-cell>
          <table:table-cell office:value-type="float" office:value="0.2831">
            <text:p>0.2831</text:p>
          </table:table-cell>
          <table:table-cell/>
          <table:table-cell office:value-type="float" office:value="1732">
            <text:p>1732</text:p>
          </table:table-cell>
          <table:table-cell office:value-type="float" office:value="1230.6">
            <text:p>1230.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991.1">
            <text:p>991.1</text:p>
          </table:table-cell>
          <table:table-cell office:value-type="float" office:value="0.7224">
            <text:p>0.7224</text:p>
          </table:table-cell>
          <table:table-cell office:value-type="float" office:value="0.2776">
            <text:p>0.2776</text:p>
          </table:table-cell>
          <table:table-cell/>
          <table:table-cell office:value-type="float" office:value="1706.9">
            <text:p>1706.9</text:p>
          </table:table-cell>
          <table:table-cell office:value-type="float" office:value="1666.8">
            <text:p>1666.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1081.8">
            <text:p>1081.8</text:p>
          </table:table-cell>
          <table:table-cell office:value-type="float" office:value="0.7268">
            <text:p>0.7268</text:p>
          </table:table-cell>
          <table:table-cell office:value-type="float" office:value="0.2732">
            <text:p>0.2732</text:p>
          </table:table-cell>
          <table:table-cell/>
          <table:table-cell office:value-type="float" office:value="1990.7">
            <text:p>1990.7</text:p>
          </table:table-cell>
          <table:table-cell office:value-type="float" office:value="1701.3">
            <text:p>1701.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1033.6">
            <text:p>1033.6</text:p>
          </table:table-cell>
          <table:table-cell office:value-type="float" office:value="0.7324">
            <text:p>0.7324</text:p>
          </table:table-cell>
          <table:table-cell office:value-type="float" office:value="0.2676">
            <text:p>0.2676</text:p>
          </table:table-cell>
          <table:table-cell/>
          <table:table-cell office:value-type="float" office:value="1464.8">
            <text:p>1464.8</text:p>
          </table:table-cell>
          <table:table-cell office:value-type="float" office:value="1154.2">
            <text:p>1154.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1240.4">
            <text:p>1240.4</text:p>
          </table:table-cell>
          <table:table-cell office:value-type="float" office:value="0.7389">
            <text:p>0.7389</text:p>
          </table:table-cell>
          <table:table-cell office:value-type="float" office:value="0.2611">
            <text:p>0.2611</text:p>
          </table:table-cell>
          <table:table-cell/>
          <table:table-cell office:value-type="float" office:value="1608.7">
            <text:p>1608.7</text:p>
          </table:table-cell>
          <table:table-cell office:value-type="float" office:value="1428.6">
            <text:p>1428.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787.9">
            <text:p>787.9</text:p>
          </table:table-cell>
          <table:table-cell office:value-type="float" office:value="0.7441">
            <text:p>0.7441</text:p>
          </table:table-cell>
          <table:table-cell office:value-type="float" office:value="0.2559">
            <text:p>0.2559</text:p>
          </table:table-cell>
          <table:table-cell/>
          <table:table-cell office:value-type="float" office:value="1666.5">
            <text:p>1666.5</text:p>
          </table:table-cell>
          <table:table-cell office:value-type="float" office:value="1060.6">
            <text:p>1060.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914.3">
            <text:p>914.3</text:p>
          </table:table-cell>
          <table:table-cell office:value-type="float" office:value="0.7493">
            <text:p>0.7493</text:p>
          </table:table-cell>
          <table:table-cell office:value-type="float" office:value="0.2507">
            <text:p>0.2507</text:p>
          </table:table-cell>
          <table:table-cell/>
          <table:table-cell office:value-type="float" office:value="1807.5">
            <text:p>1807.5</text:p>
          </table:table-cell>
          <table:table-cell office:value-type="float" office:value="1130.3">
            <text:p>1130.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749.4">
            <text:p>749.4</text:p>
          </table:table-cell>
          <table:table-cell office:value-type="float" office:value="0.755">
            <text:p>0.755</text:p>
          </table:table-cell>
          <table:table-cell office:value-type="float" office:value="0.245">
            <text:p>0.245</text:p>
          </table:table-cell>
          <table:table-cell/>
          <table:table-cell office:value-type="float" office:value="2096.5">
            <text:p>2096.5</text:p>
          </table:table-cell>
          <table:table-cell office:value-type="float" office:value="1231.4">
            <text:p>1231.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07.9">
            <text:p>807.9</text:p>
          </table:table-cell>
          <table:table-cell office:value-type="float" office:value="0.7484">
            <text:p>0.7484</text:p>
          </table:table-cell>
          <table:table-cell office:value-type="float" office:value="0.2516">
            <text:p>0.2516</text:p>
          </table:table-cell>
          <table:table-cell/>
          <table:table-cell office:value-type="float" office:value="1339.3">
            <text:p>1339.3</text:p>
          </table:table-cell>
          <table:table-cell office:value-type="float" office:value="829.9">
            <text:p>829.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996.9">
            <text:p>996.9</text:p>
          </table:table-cell>
          <table:table-cell office:value-type="float" office:value="0.7535">
            <text:p>0.7535</text:p>
          </table:table-cell>
          <table:table-cell office:value-type="float" office:value="0.2465">
            <text:p>0.2465</text:p>
          </table:table-cell>
          <table:table-cell/>
          <table:table-cell office:value-type="float" office:value="1438.8">
            <text:p>1438.8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000.4">
            <text:p>1000.4</text:p>
          </table:table-cell>
          <table:table-cell office:value-type="float" office:value="0.7585">
            <text:p>0.7585</text:p>
          </table:table-cell>
          <table:table-cell office:value-type="float" office:value="0.2415">
            <text:p>0.2415</text:p>
          </table:table-cell>
          <table:table-cell/>
          <table:table-cell office:value-type="float" office:value="1192.7">
            <text:p>1192.7</text:p>
          </table:table-cell>
          <table:table-cell office:value-type="float" office:value="904.5">
            <text:p>904.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771.2">
            <text:p>771.2</text:p>
          </table:table-cell>
          <table:table-cell office:value-type="float" office:value="0.766">
            <text:p>0.766</text:p>
          </table:table-cell>
          <table:table-cell office:value-type="float" office:value="0.234">
            <text:p>0.234</text:p>
          </table:table-cell>
          <table:table-cell/>
          <table:table-cell office:value-type="float" office:value="1137.1">
            <text:p>1137.1</text:p>
          </table:table-cell>
          <table:table-cell office:value-type="float" office:value="965.4">
            <text:p>965.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736">
            <text:p>736</text:p>
          </table:table-cell>
          <table:table-cell office:value-type="float" office:value="0.7605">
            <text:p>0.7605</text:p>
          </table:table-cell>
          <table:table-cell office:value-type="float" office:value="0.2395">
            <text:p>0.2395</text:p>
          </table:table-cell>
          <table:table-cell/>
          <table:table-cell office:value-type="float" office:value="1375.7">
            <text:p>1375.7</text:p>
          </table:table-cell>
          <table:table-cell office:value-type="float" office:value="1097.6">
            <text:p>1097.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1131.8">
            <text:p>1131.8</text:p>
          </table:table-cell>
          <table:table-cell office:value-type="float" office:value="0.7561">
            <text:p>0.7561</text:p>
          </table:table-cell>
          <table:table-cell office:value-type="float" office:value="0.2439">
            <text:p>0.2439</text:p>
          </table:table-cell>
          <table:table-cell/>
          <table:table-cell office:value-type="float" office:value="1162.1">
            <text:p>1162.1</text:p>
          </table:table-cell>
          <table:table-cell office:value-type="float" office:value="844.4">
            <text:p>844.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1092.2">
            <text:p>1092.2</text:p>
          </table:table-cell>
          <table:table-cell office:value-type="float" office:value="0.7515">
            <text:p>0.7515</text:p>
          </table:table-cell>
          <table:table-cell office:value-type="float" office:value="0.2485">
            <text:p>0.2485</text:p>
          </table:table-cell>
          <table:table-cell/>
          <table:table-cell office:value-type="float" office:value="1627.8">
            <text:p>1627.8</text:p>
          </table:table-cell>
          <table:table-cell office:value-type="float" office:value="1643.9">
            <text:p>1643.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1166.7">
            <text:p>1166.7</text:p>
          </table:table-cell>
          <table:table-cell office:value-type="float" office:value="0.7562">
            <text:p>0.7562</text:p>
          </table:table-cell>
          <table:table-cell office:value-type="float" office:value="0.2438">
            <text:p>0.2438</text:p>
          </table:table-cell>
          <table:table-cell/>
          <table:table-cell office:value-type="float" office:value="1270.4">
            <text:p>1270.4</text:p>
          </table:table-cell>
          <table:table-cell office:value-type="float" office:value="1080.2">
            <text:p>1080.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1459.6">
            <text:p>1459.6</text:p>
          </table:table-cell>
          <table:table-cell office:value-type="float" office:value="0.7615">
            <text:p>0.7615</text:p>
          </table:table-cell>
          <table:table-cell office:value-type="float" office:value="0.2385">
            <text:p>0.2385</text:p>
          </table:table-cell>
          <table:table-cell/>
          <table:table-cell office:value-type="float" office:value="1421.6">
            <text:p>1421.6</text:p>
          </table:table-cell>
          <table:table-cell office:value-type="float" office:value="1829">
            <text:p>182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1640.3">
            <text:p>1640.3</text:p>
          </table:table-cell>
          <table:table-cell office:value-type="float" office:value="0.7666">
            <text:p>0.7666</text:p>
          </table:table-cell>
          <table:table-cell office:value-type="float" office:value="0.2334">
            <text:p>0.2334</text:p>
          </table:table-cell>
          <table:table-cell/>
          <table:table-cell office:value-type="float" office:value="1340">
            <text:p>1340</text:p>
          </table:table-cell>
          <table:table-cell office:value-type="float" office:value="1198.9">
            <text:p>1198.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1559.6">
            <text:p>1559.6</text:p>
          </table:table-cell>
          <table:table-cell office:value-type="float" office:value="0.772">
            <text:p>0.772</text:p>
          </table:table-cell>
          <table:table-cell office:value-type="float" office:value="0.228">
            <text:p>0.228</text:p>
          </table:table-cell>
          <table:table-cell/>
          <table:table-cell office:value-type="float" office:value="1402.3">
            <text:p>1402.3</text:p>
          </table:table-cell>
          <table:table-cell office:value-type="float" office:value="941.2">
            <text:p>941.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1935.2">
            <text:p>1935.2</text:p>
          </table:table-cell>
          <table:table-cell office:value-type="float" office:value="0.7763">
            <text:p>0.7763</text:p>
          </table:table-cell>
          <table:table-cell office:value-type="float" office:value="0.2237">
            <text:p>0.2237</text:p>
          </table:table-cell>
          <table:table-cell/>
          <table:table-cell office:value-type="float" office:value="1128.4">
            <text:p>1128.4</text:p>
          </table:table-cell>
          <table:table-cell office:value-type="float" office:value="843.2">
            <text:p>843.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1547.2">
            <text:p>1547.2</text:p>
          </table:table-cell>
          <table:table-cell office:value-type="float" office:value="0.7714">
            <text:p>0.7714</text:p>
          </table:table-cell>
          <table:table-cell office:value-type="float" office:value="0.2286">
            <text:p>0.2286</text:p>
          </table:table-cell>
          <table:table-cell/>
          <table:table-cell office:value-type="float" office:value="1466.8">
            <text:p>1466.8</text:p>
          </table:table-cell>
          <table:table-cell office:value-type="float" office:value="1177.2">
            <text:p>1177.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1192.9">
            <text:p>1192.9</text:p>
          </table:table-cell>
          <table:table-cell office:value-type="float" office:value="0.777">
            <text:p>0.777</text:p>
          </table:table-cell>
          <table:table-cell office:value-type="float" office:value="0.223">
            <text:p>0.223</text:p>
          </table:table-cell>
          <table:table-cell/>
          <table:table-cell office:value-type="float" office:value="1030.3">
            <text:p>1030.3</text:p>
          </table:table-cell>
          <table:table-cell office:value-type="float" office:value="1225.8">
            <text:p>1225.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1775.5">
            <text:p>1775.5</text:p>
          </table:table-cell>
          <table:table-cell office:value-type="float" office:value="0.7818">
            <text:p>0.7818</text:p>
          </table:table-cell>
          <table:table-cell office:value-type="float" office:value="0.2182">
            <text:p>0.2182</text:p>
          </table:table-cell>
          <table:table-cell/>
          <table:table-cell office:value-type="float" office:value="792.8">
            <text:p>792.8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1658.3">
            <text:p>1658.3</text:p>
          </table:table-cell>
          <table:table-cell office:value-type="float" office:value="0.7864">
            <text:p>0.7864</text:p>
          </table:table-cell>
          <table:table-cell office:value-type="float" office:value="0.2136">
            <text:p>0.2136</text:p>
          </table:table-cell>
          <table:table-cell/>
          <table:table-cell office:value-type="float" office:value="1356.5">
            <text:p>1356.5</text:p>
          </table:table-cell>
          <table:table-cell office:value-type="float" office:value="1036.1">
            <text:p>1036.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633.9">
            <text:p>1633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/>
          <table:table-cell office:value-type="float" office:value="886.8">
            <text:p>886.8</text:p>
          </table:table-cell>
          <table:table-cell office:value-type="float" office:value="818.3">
            <text:p>818.3</text:p>
          </table:table-cell>
        </table:table-row>
        <table:table-row table:style-name="ro1" table:number-rows-repeated="104847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 style:data-style-name="N2" text:time-value="0000-00-00T16:57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7T16:59:25</dc:date>
    <dc:creator>Lettier </dc:creator>
    <meta:generator>LibreOffice/4.0.2.2$Linux_X86_64 LibreOffice_project/4c82dcdd6efcd48b1d8bba66bfe1989deee49c3</meta:generator>
    <meta:editing-duration>P1DT21H40M24S</meta:editing-duration>
    <meta:editing-cycles>16</meta:editing-cycles>
    <meta:document-statistic meta:table-count="1" meta:cell-count="7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20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3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733cm" svg:height="18.143cm" xlink:href=".." xlink:type="simple" chart:class="chart:line" chart:style-name="ch1">
        <chart:title svg:x="16.875cm" svg:y="0.568cm" chart:style-name="ch2">
          <text:p>SimPL</text:p>
        </chart:title>
        <chart:subtitle svg:x="12.408cm" svg:y="2.362cm" chart:style-name="ch3">
          <text:p>Average fitness over 100 generations.</text:p>
        </chart:subtitle>
        <chart:legend svg:x="33.069cm" svg:y="8.822cm" style:legend-expansion="custom" chartooo:width="8.246cm" chartooo:height="2.809cm" style:legend-expansion-aspect-ratio="2.93556425774297" chart:style-name="ch4"/>
        <chart:plot-area chart:style-name="ch5" table:cell-range-address="Sheet1.B1:Sheet1.C101" chart:data-source-has-labels="both" svg:x="2.056cm" svg:y="4.021cm" svg:width="31.013cm" svg:height="12.776cm">
          <chartooo:coordinate-region svg:x="3.048cm" svg:y="4.22cm" svg:width="29.834cm" svg:height="11.532cm"/>
          <chart:axis chart:dimension="x" chart:name="primary-x" chart:style-name="ch6" chartooo:axis-type="auto">
            <chartooo:date-scale/>
            <chart:title svg:x="16.032cm" svg:y="17.073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9">
            <chart:title svg:x="0.671cm" svg:y="12.314cm" chart:style-name="ch10">
              <text:p>Average Fitness</text:p>
            </chart:title>
            <chart:grid chart:style-name="ch8" chart:class="major"/>
          </chart:axis>
          <chart:series chart:style-name="ch11" chart:values-cell-range-address="Sheet1.C2:Sheet1.C101" chart:label-cell-address="Sheet1.C1:Sheet1.C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hre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65.2">
                <text:p>65.2</text:p>
                <draw:g>
                  <svg:desc>Sheet1.C2:Sheet1.C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5.8">
                <text:p>185.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71.2">
                <text:p>271.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45.3">
                <text:p>645.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92.4">
                <text:p>892.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64.1">
                <text:p>864.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41.8">
                <text:p>641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3.7">
                <text:p>393.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01.2">
                <text:p>501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36.6">
                <text:p>1136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5.3">
                <text:p>645.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16.6">
                <text:p>916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29.1">
                <text:p>929.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42.6">
                <text:p>1142.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85.4">
                <text:p>1085.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75.9">
                <text:p>875.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48.5">
                <text:p>1148.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22.9">
                <text:p>722.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51.7">
                <text:p>751.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01.1">
                <text:p>1201.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087.4">
                <text:p>1087.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21.1">
                <text:p>821.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211.1">
                <text:p>1211.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76.8">
                <text:p>1076.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92.3">
                <text:p>692.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4.7">
                <text:p>634.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62.3">
                <text:p>762.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20.7">
                <text:p>820.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233.1">
                <text:p>1233.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245.7">
                <text:p>1245.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402.9">
                <text:p>1402.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150.2">
                <text:p>1150.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20.8">
                <text:p>1220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9.3">
                <text:p>979.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20.7">
                <text:p>1220.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526.4">
                <text:p>1526.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12.9">
                <text:p>1212.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13.5">
                <text:p>1013.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289.8">
                <text:p>1289.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65.7">
                <text:p>565.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93.9">
                <text:p>793.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543.9">
                <text:p>1543.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80.8">
                <text:p>680.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685.4">
                <text:p>685.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82.2">
                <text:p>482.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26.1">
                <text:p>626.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845.4">
                <text:p>845.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93.1">
                <text:p>793.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62.2">
                <text:p>462.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36.4">
                <text:p>836.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828.3">
                <text:p>828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26.3">
                <text:p>726.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712.6">
                <text:p>712.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522.2">
                <text:p>522.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75.9">
                <text:p>575.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06.2">
                <text:p>606.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79.3">
                <text:p>479.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23.9">
                <text:p>323.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66.7">
                <text:p>666.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85.2">
                <text:p>1085.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79.9">
                <text:p>1179.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19.9">
                <text:p>1019.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13.2">
                <text:p>913.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800.7">
                <text:p>800.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91.1">
                <text:p>991.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081.8">
                <text:p>1081.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033.6">
                <text:p>1033.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240.4">
                <text:p>1240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87.9">
                <text:p>787.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914.3">
                <text:p>914.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749.4">
                <text:p>749.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07.9">
                <text:p>807.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996.9">
                <text:p>996.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000.4">
                <text:p>1000.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71.2">
                <text:p>771.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31.8">
                <text:p>1131.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092.2">
                <text:p>1092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66.7">
                <text:p>1166.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459.6">
                <text:p>1459.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640.3">
                <text:p>1640.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559.6">
                <text:p>1559.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935.2">
                <text:p>1935.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547.2">
                <text:p>1547.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92.9">
                <text:p>1192.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775.5">
                <text:p>1775.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658.3">
                <text:p>1658.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633.9">
                <text:p>163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4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1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782cm" svg:height="18.925cm" xlink:href=".." xlink:type="simple" chart:class="chart:line" chart:style-name="ch1">
        <chart:title svg:x="17.184cm" svg:y="0.548cm" chart:style-name="ch2">
          <text:p>SimPL</text:p>
        </chart:title>
        <chart:subtitle svg:x="10.01cm" svg:y="1.967cm" chart:style-name="ch3">
          <text:p>Crossover probability and mutation probability adaptation over time.</text:p>
        </chart:subtitle>
        <chart:legend svg:x="34.956cm" svg:y="8.684cm" style:legend-expansion="custom" chartooo:width="5.609cm" chartooo:height="1.414cm" style:legend-expansion-aspect-ratio="3.96676096181047" chart:style-name="ch4"/>
        <chart:plot-area chart:style-name="ch5" table:cell-range-address="Sheet1.B2:Sheet1.B101 Sheet1.D1:Sheet1.E101" chart:data-source-has-labels="both" svg:x="1.857cm" svg:y="3.11cm" svg:width="32.431cm" svg:height="14.456cm">
          <chartooo:coordinate-region svg:x="2.584cm" svg:y="3.309cm" svg:width="31.517cm" svg:height="13.212cm"/>
          <chart:axis chart:dimension="x" chart:name="primary-x" chart:style-name="ch6" chartooo:axis-type="auto">
            <chartooo:date-scale/>
            <chart:title svg:x="16.542cm" svg:y="17.855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9">
            <chart:title svg:x="0.301cm" svg:y="11.393cm" chart:style-name="ch10">
              <text:p>Probability</text:p>
            </chart:title>
            <chart:grid chart:style-name="ch8" chart:class="major"/>
          </chart:axis>
          <chart:series chart:style-name="ch11" chart:values-cell-range-address="Sheet1.D2:Sheet1.D101" chart:label-cell-address="Sheet1.D1:Sheet1.D1" chart:class="chart:line">
            <chart:data-point chart:repeated="100"/>
          </chart:series>
          <chart:series chart:style-name="ch12" chart:values-cell-range-address="Sheet1.E2:Sheet1.E101" chart:label-cell-address="Sheet1.E1:Sheet1.E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ossover Probability</text:p>
                <draw:g>
                  <svg:desc>Sheet1.D1:Sheet1.D1</svg:desc>
                </draw:g>
              </table:table-cell>
              <table:table-cell office:value-type="string">
                <text:p>Mutation Probability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0.5">
                <text:p>0.5</text:p>
                <draw:g>
                  <svg:desc>Sheet1.D2:Sheet1.D101</svg:desc>
                </draw:g>
              </table:table-cell>
              <table:table-cell office:value-type="float" office:value="0.5">
                <text:p>0.5</text:p>
                <draw:g>
                  <svg:desc>Sheet1.E2:Sheet1.E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5081">
                <text:p>0.5081</text:p>
              </table:table-cell>
              <table:table-cell office:value-type="float" office:value="0.4919">
                <text:p>0.491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005">
                <text:p>0.5005</text:p>
              </table:table-cell>
              <table:table-cell office:value-type="float" office:value="0.4995">
                <text:p>0.499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937">
                <text:p>0.4937</text:p>
              </table:table-cell>
              <table:table-cell office:value-type="float" office:value="0.5063">
                <text:p>0.50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858">
                <text:p>0.4858</text:p>
              </table:table-cell>
              <table:table-cell office:value-type="float" office:value="0.5142">
                <text:p>0.514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784">
                <text:p>0.4784</text:p>
              </table:table-cell>
              <table:table-cell office:value-type="float" office:value="0.5216">
                <text:p>0.521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4846">
                <text:p>0.4846</text:p>
              </table:table-cell>
              <table:table-cell office:value-type="float" office:value="0.5154">
                <text:p>0.515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903">
                <text:p>0.4903</text:p>
              </table:table-cell>
              <table:table-cell office:value-type="float" office:value="0.5097">
                <text:p>0.50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839">
                <text:p>0.4839</text:p>
              </table:table-cell>
              <table:table-cell office:value-type="float" office:value="0.5161">
                <text:p>0.516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4908">
                <text:p>0.4908</text:p>
              </table:table-cell>
              <table:table-cell office:value-type="float" office:value="0.5092">
                <text:p>0.50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31">
                <text:p>0.4831</text:p>
              </table:table-cell>
              <table:table-cell office:value-type="float" office:value="0.5169">
                <text:p>0.516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896">
                <text:p>0.4896</text:p>
              </table:table-cell>
              <table:table-cell office:value-type="float" office:value="0.5104">
                <text:p>0.510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839">
                <text:p>0.4839</text:p>
              </table:table-cell>
              <table:table-cell office:value-type="float" office:value="0.5161">
                <text:p>0.516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905">
                <text:p>0.4905</text:p>
              </table:table-cell>
              <table:table-cell office:value-type="float" office:value="0.5095">
                <text:p>0.509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955">
                <text:p>0.4955</text:p>
              </table:table-cell>
              <table:table-cell office:value-type="float" office:value="0.5045">
                <text:p>0.504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4904">
                <text:p>0.4904</text:p>
              </table:table-cell>
              <table:table-cell office:value-type="float" office:value="0.5096">
                <text:p>0.509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964">
                <text:p>0.4964</text:p>
              </table:table-cell>
              <table:table-cell office:value-type="float" office:value="0.5036">
                <text:p>0.503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491">
                <text:p>0.491</text:p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4967">
                <text:p>0.4967</text:p>
              </table:table-cell>
              <table:table-cell office:value-type="float" office:value="0.5033">
                <text:p>0.503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5047">
                <text:p>0.5047</text:p>
              </table:table-cell>
              <table:table-cell office:value-type="float" office:value="0.4953">
                <text:p>0.49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107">
                <text:p>0.5107</text:p>
              </table:table-cell>
              <table:table-cell office:value-type="float" office:value="0.4893">
                <text:p>0.489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5144">
                <text:p>0.5144</text:p>
              </table:table-cell>
              <table:table-cell office:value-type="float" office:value="0.4856">
                <text:p>0.485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5204">
                <text:p>0.5204</text:p>
              </table:table-cell>
              <table:table-cell office:value-type="float" office:value="0.4796">
                <text:p>0.479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5267">
                <text:p>0.5267</text:p>
              </table:table-cell>
              <table:table-cell office:value-type="float" office:value="0.4733">
                <text:p>0.47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5308">
                <text:p>0.5308</text:p>
              </table:table-cell>
              <table:table-cell office:value-type="float" office:value="0.4692">
                <text:p>0.469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362">
                <text:p>0.5362</text:p>
              </table:table-cell>
              <table:table-cell office:value-type="float" office:value="0.4638">
                <text:p>0.463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5418">
                <text:p>0.5418</text:p>
              </table:table-cell>
              <table:table-cell office:value-type="float" office:value="0.4582">
                <text:p>0.458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5481">
                <text:p>0.5481</text:p>
              </table:table-cell>
              <table:table-cell office:value-type="float" office:value="0.4519">
                <text:p>0.451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5416">
                <text:p>0.5416</text:p>
              </table:table-cell>
              <table:table-cell office:value-type="float" office:value="0.4584">
                <text:p>0.458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5479">
                <text:p>0.5479</text:p>
              </table:table-cell>
              <table:table-cell office:value-type="float" office:value="0.4521">
                <text:p>0.45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544">
                <text:p>0.5544</text:p>
              </table:table-cell>
              <table:table-cell office:value-type="float" office:value="0.4456">
                <text:p>0.445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5613">
                <text:p>0.5613</text:p>
              </table:table-cell>
              <table:table-cell office:value-type="float" office:value="0.4387">
                <text:p>0.438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5676">
                <text:p>0.5676</text:p>
              </table:table-cell>
              <table:table-cell office:value-type="float" office:value="0.4324">
                <text:p>0.432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5731">
                <text:p>0.5731</text:p>
              </table:table-cell>
              <table:table-cell office:value-type="float" office:value="0.4269">
                <text:p>0.426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5791">
                <text:p>0.5791</text:p>
              </table:table-cell>
              <table:table-cell office:value-type="float" office:value="0.4209">
                <text:p>0.420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5852">
                <text:p>0.5852</text:p>
              </table:table-cell>
              <table:table-cell office:value-type="float" office:value="0.4148">
                <text:p>0.414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5885">
                <text:p>0.5885</text:p>
              </table:table-cell>
              <table:table-cell office:value-type="float" office:value="0.4115">
                <text:p>0.411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5942">
                <text:p>0.5942</text:p>
              </table:table-cell>
              <table:table-cell office:value-type="float" office:value="0.4058">
                <text:p>0.405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5993">
                <text:p>0.5993</text:p>
              </table:table-cell>
              <table:table-cell office:value-type="float" office:value="0.4007">
                <text:p>0.400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6034">
                <text:p>0.6034</text:p>
              </table:table-cell>
              <table:table-cell office:value-type="float" office:value="0.3966">
                <text:p>0.39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079">
                <text:p>0.6079</text:p>
              </table:table-cell>
              <table:table-cell office:value-type="float" office:value="0.3921">
                <text:p>0.392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6113">
                <text:p>0.6113</text:p>
              </table:table-cell>
              <table:table-cell office:value-type="float" office:value="0.3887">
                <text:p>0.388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6067">
                <text:p>0.6067</text:p>
              </table:table-cell>
              <table:table-cell office:value-type="float" office:value="0.3933">
                <text:p>0.393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6127">
                <text:p>0.6127</text:p>
              </table:table-cell>
              <table:table-cell office:value-type="float" office:value="0.3873">
                <text:p>0.387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6163">
                <text:p>0.6163</text:p>
              </table:table-cell>
              <table:table-cell office:value-type="float" office:value="0.3837">
                <text:p>0.383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6216">
                <text:p>0.6216</text:p>
              </table:table-cell>
              <table:table-cell office:value-type="float" office:value="0.3784">
                <text:p>0.378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6283">
                <text:p>0.6283</text:p>
              </table:table-cell>
              <table:table-cell office:value-type="float" office:value="0.3717">
                <text:p>0.371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6356">
                <text:p>0.6356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6413">
                <text:p>0.6413</text:p>
              </table:table-cell>
              <table:table-cell office:value-type="float" office:value="0.3587">
                <text:p>0.358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6361">
                <text:p>0.6361</text:p>
              </table:table-cell>
              <table:table-cell office:value-type="float" office:value="0.3639">
                <text:p>0.36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429">
                <text:p>0.6429</text:p>
              </table:table-cell>
              <table:table-cell office:value-type="float" office:value="0.3571">
                <text:p>0.357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6481">
                <text:p>0.6481</text:p>
              </table:table-cell>
              <table:table-cell office:value-type="float" office:value="0.3519">
                <text:p>0.351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6554">
                <text:p>0.6554</text:p>
              </table:table-cell>
              <table:table-cell office:value-type="float" office:value="0.3446">
                <text:p>0.344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6493">
                <text:p>0.6493</text:p>
              </table:table-cell>
              <table:table-cell office:value-type="float" office:value="0.3507">
                <text:p>0.350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6556">
                <text:p>0.6556</text:p>
              </table:table-cell>
              <table:table-cell office:value-type="float" office:value="0.3444">
                <text:p>0.344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6621">
                <text:p>0.6621</text:p>
              </table:table-cell>
              <table:table-cell office:value-type="float" office:value="0.3379">
                <text:p>0.337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6697">
                <text:p>0.6697</text:p>
              </table:table-cell>
              <table:table-cell office:value-type="float" office:value="0.3303">
                <text:p>0.330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6762">
                <text:p>0.6762</text:p>
              </table:table-cell>
              <table:table-cell office:value-type="float" office:value="0.3238">
                <text:p>0.323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6819">
                <text:p>0.6819</text:p>
              </table:table-cell>
              <table:table-cell office:value-type="float" office:value="0.3181">
                <text:p>0.318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6874">
                <text:p>0.6874</text:p>
              </table:table-cell>
              <table:table-cell office:value-type="float" office:value="0.3126">
                <text:p>0.31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817">
                <text:p>0.6817</text:p>
              </table:table-cell>
              <table:table-cell office:value-type="float" office:value="0.3183">
                <text:p>0.318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6757">
                <text:p>0.6757</text:p>
              </table:table-cell>
              <table:table-cell office:value-type="float" office:value="0.3243">
                <text:p>0.324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6828">
                <text:p>0.6828</text:p>
              </table:table-cell>
              <table:table-cell office:value-type="float" office:value="0.3172">
                <text:p>0.317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6761">
                <text:p>0.6761</text:p>
              </table:table-cell>
              <table:table-cell office:value-type="float" office:value="0.3239">
                <text:p>0.323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809">
                <text:p>0.6809</text:p>
              </table:table-cell>
              <table:table-cell office:value-type="float" office:value="0.3191">
                <text:p>0.319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6729">
                <text:p>0.6729</text:p>
              </table:table-cell>
              <table:table-cell office:value-type="float" office:value="0.3271">
                <text:p>0.327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6809">
                <text:p>0.6809</text:p>
              </table:table-cell>
              <table:table-cell office:value-type="float" office:value="0.3191">
                <text:p>0.319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6889">
                <text:p>0.6889</text:p>
              </table:table-cell>
              <table:table-cell office:value-type="float" office:value="0.3111">
                <text:p>0.311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6971">
                <text:p>0.6971</text:p>
              </table:table-cell>
              <table:table-cell office:value-type="float" office:value="0.3029">
                <text:p>0.302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7037">
                <text:p>0.7037</text:p>
              </table:table-cell>
              <table:table-cell office:value-type="float" office:value="0.2963">
                <text:p>0.29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106">
                <text:p>0.7106</text:p>
              </table:table-cell>
              <table:table-cell office:value-type="float" office:value="0.2894">
                <text:p>0.289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7054">
                <text:p>0.7054</text:p>
              </table:table-cell>
              <table:table-cell office:value-type="float" office:value="0.2946">
                <text:p>0.294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6992">
                <text:p>0.6992</text:p>
              </table:table-cell>
              <table:table-cell office:value-type="float" office:value="0.3008">
                <text:p>0.300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7058">
                <text:p>0.7058</text:p>
              </table:table-cell>
              <table:table-cell office:value-type="float" office:value="0.2942">
                <text:p>0.294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7116">
                <text:p>0.7116</text:p>
              </table:table-cell>
              <table:table-cell office:value-type="float" office:value="0.2884">
                <text:p>0.288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7169">
                <text:p>0.7169</text:p>
              </table:table-cell>
              <table:table-cell office:value-type="float" office:value="0.2831">
                <text:p>0.283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7224">
                <text:p>0.7224</text:p>
              </table:table-cell>
              <table:table-cell office:value-type="float" office:value="0.2776">
                <text:p>0.277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7268">
                <text:p>0.7268</text:p>
              </table:table-cell>
              <table:table-cell office:value-type="float" office:value="0.2732">
                <text:p>0.273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7324">
                <text:p>0.7324</text:p>
              </table:table-cell>
              <table:table-cell office:value-type="float" office:value="0.2676">
                <text:p>0.267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7389">
                <text:p>0.7389</text:p>
              </table:table-cell>
              <table:table-cell office:value-type="float" office:value="0.2611">
                <text:p>0.261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441">
                <text:p>0.7441</text:p>
              </table:table-cell>
              <table:table-cell office:value-type="float" office:value="0.2559">
                <text:p>0.255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7493">
                <text:p>0.7493</text:p>
              </table:table-cell>
              <table:table-cell office:value-type="float" office:value="0.2507">
                <text:p>0.250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755">
                <text:p>0.755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7484">
                <text:p>0.7484</text:p>
              </table:table-cell>
              <table:table-cell office:value-type="float" office:value="0.2516">
                <text:p>0.251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7535">
                <text:p>0.7535</text:p>
              </table:table-cell>
              <table:table-cell office:value-type="float" office:value="0.2465">
                <text:p>0.246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7585">
                <text:p>0.7585</text:p>
              </table:table-cell>
              <table:table-cell office:value-type="float" office:value="0.2415">
                <text:p>0.241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766">
                <text:p>0.766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7605">
                <text:p>0.7605</text:p>
              </table:table-cell>
              <table:table-cell office:value-type="float" office:value="0.2395">
                <text:p>0.239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7561">
                <text:p>0.7561</text:p>
              </table:table-cell>
              <table:table-cell office:value-type="float" office:value="0.2439">
                <text:p>0.243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7515">
                <text:p>0.7515</text:p>
              </table:table-cell>
              <table:table-cell office:value-type="float" office:value="0.2485">
                <text:p>0.248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562">
                <text:p>0.7562</text:p>
              </table:table-cell>
              <table:table-cell office:value-type="float" office:value="0.2438">
                <text:p>0.243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7615">
                <text:p>0.7615</text:p>
              </table:table-cell>
              <table:table-cell office:value-type="float" office:value="0.2385">
                <text:p>0.238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7666">
                <text:p>0.7666</text:p>
              </table:table-cell>
              <table:table-cell office:value-type="float" office:value="0.2334">
                <text:p>0.233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772">
                <text:p>0.772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7763">
                <text:p>0.7763</text:p>
              </table:table-cell>
              <table:table-cell office:value-type="float" office:value="0.2237">
                <text:p>0.223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7714">
                <text:p>0.7714</text:p>
              </table:table-cell>
              <table:table-cell office:value-type="float" office:value="0.2286">
                <text:p>0.228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777">
                <text:p>0.777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7818">
                <text:p>0.7818</text:p>
              </table:table-cell>
              <table:table-cell office:value-type="float" office:value="0.2182">
                <text:p>0.218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7864">
                <text:p>0.7864</text:p>
              </table:table-cell>
              <table:table-cell office:value-type="float" office:value="0.2136">
                <text:p>0.213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7816">
                <text:p>0.7816</text:p>
              </table:table-cell>
              <table:table-cell office:value-type="float" office:value="0.2184">
                <text:p>0.21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20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3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ff" draw:fill-color="#0000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0000" draw:fill-color="#ff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>
        <chart:symbol-image xlink:href="Pictures/2000000E000000DF000000DF41BA907E.svm" xlink:type="simple" xlink:actuate="onLoad"/>
      </style:chart-properties>
      <style:graphic-properties svg:stroke-width="0.08cm" svg:stroke-color="#33cc66" draw:fill-color="#33cc6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1.745cm" svg:height="23.708cm" xlink:href=".." xlink:type="simple" chart:class="chart:line" chart:style-name="ch1">
        <chart:title svg:x="16.811cm" svg:y="1.43cm" chart:style-name="ch2">
          <text:p>SimPL</text:p>
        </chart:title>
        <chart:subtitle svg:x="12.777cm" svg:y="3.578cm" chart:style-name="ch3">
          <text:p>Average fitness of 100 generations.</text:p>
        </chart:subtitle>
        <chart:legend svg:x="32.41cm" svg:y="11.018cm" style:legend-expansion="custom" chartooo:width="8.157cm" chartooo:height="3.64cm" style:legend-expansion-aspect-ratio="2.24093406593407" chart:style-name="ch4"/>
        <chart:plot-area chart:style-name="ch5" table:cell-range-address="Sheet1.B2:Sheet1.C101 Sheet1.B1:Sheet1.C1 Sheet1.G1:Sheet1.H101" chart:data-source-has-labels="both" svg:x="2.547cm" svg:y="5.316cm" svg:width="29.167cm" svg:height="16.313cm">
          <chartooo:coordinate-region svg:x="3.539cm" svg:y="5.515cm" svg:width="27.988cm" svg:height="15.069cm"/>
          <chart:axis chart:dimension="x" chart:name="primary-x" chart:style-name="ch6" chartooo:axis-type="auto">
            <chartooo:date-scale/>
            <chart:title svg:x="16.057cm" svg:y="22.104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9">
            <chart:title svg:x="0.671cm" svg:y="16.091cm" chart:style-name="ch10">
              <text:p>Average Fitness</text:p>
            </chart:title>
            <chart:grid chart:style-name="ch8" chart:class="major"/>
          </chart:axis>
          <chart:series chart:style-name="ch11" chart:values-cell-range-address="Sheet1.C2:Sheet1.C101" chart:label-cell-address="Sheet1.C1:Sheet1.C1" chart:class="chart:line">
            <chart:data-point chart:repeated="100"/>
          </chart:series>
          <chart:series chart:style-name="ch12" chart:values-cell-range-address="Sheet1.G2:Sheet1.G101" chart:label-cell-address="Sheet1.G1:Sheet1.G1" chart:class="chart:line">
            <chart:data-point chart:repeated="100"/>
          </chart:series>
          <chart:series chart:style-name="ch13" chart:values-cell-range-address="Sheet1.H2:Sheet1.H101" chart:label-cell-address="Sheet1.H1:Sheet1.H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hree</text:p>
                <draw:g>
                  <svg:desc>Sheet1.C1:Sheet1.C1</svg:desc>
                </draw:g>
              </table:table-cell>
              <table:table-cell office:value-type="string">
                <text:p>Experiment Four</text:p>
                <draw:g>
                  <svg:desc>Sheet1.G1:Sheet1.G1</svg:desc>
                </draw:g>
              </table:table-cell>
              <table:table-cell office:value-type="string">
                <text:p>Experiment Fiv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65.2">
                <text:p>65.2</text:p>
                <draw:g>
                  <svg:desc>Sheet1.C2:Sheet1.C101</svg:desc>
                </draw:g>
              </table:table-cell>
              <table:table-cell office:value-type="float" office:value="164.8">
                <text:p>164.8</text:p>
                <draw:g>
                  <svg:desc>Sheet1.G2:Sheet1.G101</svg:desc>
                </draw:g>
              </table:table-cell>
              <table:table-cell office:value-type="float" office:value="105">
                <text:p>105</text:p>
                <draw:g>
                  <svg:desc>Sheet1.H2:Sheet1.H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9">
                <text:p>99</text:p>
              </table:table-cell>
              <table:table-cell office:value-type="float" office:value="101.1">
                <text:p>101.1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262.8">
                <text:p>262.8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0.6">
                <text:p>140.6</text:p>
              </table:table-cell>
              <table:table-cell office:value-type="float" office:value="378.5">
                <text:p>378.5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5.8">
                <text:p>185.8</text:p>
              </table:table-cell>
              <table:table-cell office:value-type="float" office:value="232.8">
                <text:p>232.8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71.2">
                <text:p>271.2</text:p>
              </table:table-cell>
              <table:table-cell office:value-type="float" office:value="727.9">
                <text:p>727.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45.3">
                <text:p>645.3</text:p>
              </table:table-cell>
              <table:table-cell office:value-type="float" office:value="1098.8">
                <text:p>1098.8</text:p>
              </table:table-cell>
              <table:table-cell office:value-type="float" office:value="104.3">
                <text:p>104.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92.4">
                <text:p>892.4</text:p>
              </table:table-cell>
              <table:table-cell office:value-type="float" office:value="872.2">
                <text:p>872.2</text:p>
              </table:table-cell>
              <table:table-cell office:value-type="float" office:value="103.2">
                <text:p>103.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64.1">
                <text:p>864.1</text:p>
              </table:table-cell>
              <table:table-cell office:value-type="float" office:value="1004.7">
                <text:p>1004.7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41.8">
                <text:p>641.8</text:p>
              </table:table-cell>
              <table:table-cell office:value-type="float" office:value="1331.3">
                <text:p>1331.3</text:p>
              </table:table-cell>
              <table:table-cell office:value-type="float" office:value="403.9">
                <text:p>403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3.7">
                <text:p>393.7</text:p>
              </table:table-cell>
              <table:table-cell office:value-type="float" office:value="1763.8">
                <text:p>1763.8</text:p>
              </table:table-cell>
              <table:table-cell office:value-type="float" office:value="326.7">
                <text:p>326.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01.2">
                <text:p>501.2</text:p>
              </table:table-cell>
              <table:table-cell office:value-type="float" office:value="828.6">
                <text:p>828.6</text:p>
              </table:table-cell>
              <table:table-cell office:value-type="float" office:value="237.8">
                <text:p>237.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36.6">
                <text:p>1136.6</text:p>
              </table:table-cell>
              <table:table-cell office:value-type="float" office:value="852">
                <text:p>852</text:p>
              </table:table-cell>
              <table:table-cell office:value-type="float" office:value="134.9">
                <text:p>134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5.3">
                <text:p>645.3</text:p>
              </table:table-cell>
              <table:table-cell office:value-type="float" office:value="1454.1">
                <text:p>1454.1</text:p>
              </table:table-cell>
              <table:table-cell office:value-type="float" office:value="549.7">
                <text:p>549.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16.6">
                <text:p>916.6</text:p>
              </table:table-cell>
              <table:table-cell office:value-type="float" office:value="1251.7">
                <text:p>1251.7</text:p>
              </table:table-cell>
              <table:table-cell office:value-type="float" office:value="448.3">
                <text:p>448.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29.1">
                <text:p>929.1</text:p>
              </table:table-cell>
              <table:table-cell office:value-type="float" office:value="929.3">
                <text:p>929.3</text:p>
              </table:table-cell>
              <table:table-cell office:value-type="float" office:value="548.6">
                <text:p>548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02">
                <text:p>1102</text:p>
              </table:table-cell>
              <table:table-cell office:value-type="float" office:value="799.7">
                <text:p>799.7</text:p>
              </table:table-cell>
              <table:table-cell office:value-type="float" office:value="612.4">
                <text:p>612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42.6">
                <text:p>1142.6</text:p>
              </table:table-cell>
              <table:table-cell office:value-type="float" office:value="1034.2">
                <text:p>1034.2</text:p>
              </table:table-cell>
              <table:table-cell office:value-type="float" office:value="1175.6">
                <text:p>1175.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85.4">
                <text:p>1085.4</text:p>
              </table:table-cell>
              <table:table-cell office:value-type="float" office:value="949">
                <text:p>949</text:p>
              </table:table-cell>
              <table:table-cell office:value-type="float" office:value="1142.7">
                <text:p>1142.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25">
                <text:p>725</text:p>
              </table:table-cell>
              <table:table-cell office:value-type="float" office:value="1102.4">
                <text:p>1102.4</text:p>
              </table:table-cell>
              <table:table-cell office:value-type="float" office:value="631.4">
                <text:p>631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75.9">
                <text:p>875.9</text:p>
              </table:table-cell>
              <table:table-cell office:value-type="float" office:value="1799">
                <text:p>1799</text:p>
              </table:table-cell>
              <table:table-cell office:value-type="float" office:value="772.8">
                <text:p>772.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48.5">
                <text:p>1148.5</text:p>
              </table:table-cell>
              <table:table-cell office:value-type="float" office:value="1846.1">
                <text:p>1846.1</text:p>
              </table:table-cell>
              <table:table-cell office:value-type="float" office:value="782.6">
                <text:p>782.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22.9">
                <text:p>722.9</text:p>
              </table:table-cell>
              <table:table-cell office:value-type="float" office:value="1538.7">
                <text:p>1538.7</text:p>
              </table:table-cell>
              <table:table-cell office:value-type="float" office:value="746.2">
                <text:p>746.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51.7">
                <text:p>751.7</text:p>
              </table:table-cell>
              <table:table-cell office:value-type="float" office:value="1389.7">
                <text:p>1389.7</text:p>
              </table:table-cell>
              <table:table-cell office:value-type="float" office:value="1261.2">
                <text:p>1261.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01.1">
                <text:p>1201.1</text:p>
              </table:table-cell>
              <table:table-cell office:value-type="float" office:value="1610.9">
                <text:p>1610.9</text:p>
              </table:table-cell>
              <table:table-cell office:value-type="float" office:value="940.5">
                <text:p>940.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087.4">
                <text:p>1087.4</text:p>
              </table:table-cell>
              <table:table-cell office:value-type="float" office:value="1582.2">
                <text:p>1582.2</text:p>
              </table:table-cell>
              <table:table-cell office:value-type="float" office:value="665.7">
                <text:p>665.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21.1">
                <text:p>821.1</text:p>
              </table:table-cell>
              <table:table-cell office:value-type="float" office:value="2171.8">
                <text:p>2171.8</text:p>
              </table:table-cell>
              <table:table-cell office:value-type="float" office:value="1401.3">
                <text:p>1401.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211.1">
                <text:p>1211.1</text:p>
              </table:table-cell>
              <table:table-cell office:value-type="float" office:value="1643.2">
                <text:p>1643.2</text:p>
              </table:table-cell>
              <table:table-cell office:value-type="float" office:value="977.6">
                <text:p>977.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76.8">
                <text:p>1076.8</text:p>
              </table:table-cell>
              <table:table-cell office:value-type="float" office:value="1451.1">
                <text:p>1451.1</text:p>
              </table:table-cell>
              <table:table-cell office:value-type="float" office:value="870.4">
                <text:p>870.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92.3">
                <text:p>692.3</text:p>
              </table:table-cell>
              <table:table-cell office:value-type="float" office:value="1858.6">
                <text:p>1858.6</text:p>
              </table:table-cell>
              <table:table-cell office:value-type="float" office:value="1397.4">
                <text:p>1397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4.7">
                <text:p>634.7</text:p>
              </table:table-cell>
              <table:table-cell office:value-type="float" office:value="1467.9">
                <text:p>1467.9</text:p>
              </table:table-cell>
              <table:table-cell office:value-type="float" office:value="1346.1">
                <text:p>1346.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62.3">
                <text:p>762.3</text:p>
              </table:table-cell>
              <table:table-cell office:value-type="float" office:value="1694.7">
                <text:p>1694.7</text:p>
              </table:table-cell>
              <table:table-cell office:value-type="float" office:value="1751.6">
                <text:p>1751.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58">
                <text:p>658</text:p>
              </table:table-cell>
              <table:table-cell office:value-type="float" office:value="1697.2">
                <text:p>1697.2</text:p>
              </table:table-cell>
              <table:table-cell office:value-type="float" office:value="966.1">
                <text:p>966.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20.7">
                <text:p>820.7</text:p>
              </table:table-cell>
              <table:table-cell office:value-type="float" office:value="1770.6">
                <text:p>1770.6</text:p>
              </table:table-cell>
              <table:table-cell office:value-type="float" office:value="1121.6">
                <text:p>1121.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233.1">
                <text:p>1233.1</text:p>
              </table:table-cell>
              <table:table-cell office:value-type="float" office:value="1588.9">
                <text:p>1588.9</text:p>
              </table:table-cell>
              <table:table-cell office:value-type="float" office:value="1121.4">
                <text:p>1121.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245.7">
                <text:p>1245.7</text:p>
              </table:table-cell>
              <table:table-cell office:value-type="float" office:value="1557.6">
                <text:p>1557.6</text:p>
              </table:table-cell>
              <table:table-cell office:value-type="float" office:value="1465.6">
                <text:p>1465.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40">
                <text:p>1140</text:p>
              </table:table-cell>
              <table:table-cell office:value-type="float" office:value="1904.2">
                <text:p>1904.2</text:p>
              </table:table-cell>
              <table:table-cell office:value-type="float" office:value="1206.1">
                <text:p>1206.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402.9">
                <text:p>1402.9</text:p>
              </table:table-cell>
              <table:table-cell office:value-type="float" office:value="1649.9">
                <text:p>1649.9</text:p>
              </table:table-cell>
              <table:table-cell office:value-type="float" office:value="617.3">
                <text:p>617.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150.2">
                <text:p>1150.2</text:p>
              </table:table-cell>
              <table:table-cell office:value-type="float" office:value="1641.8">
                <text:p>1641.8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20.8">
                <text:p>1220.8</text:p>
              </table:table-cell>
              <table:table-cell office:value-type="float" office:value="1630">
                <text:p>1630</text:p>
              </table:table-cell>
              <table:table-cell office:value-type="float" office:value="1025.5">
                <text:p>1025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9.3">
                <text:p>979.3</text:p>
              </table:table-cell>
              <table:table-cell office:value-type="float" office:value="1419.8">
                <text:p>1419.8</text:p>
              </table:table-cell>
              <table:table-cell office:value-type="float" office:value="1574.6">
                <text:p>1574.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20.7">
                <text:p>1220.7</text:p>
              </table:table-cell>
              <table:table-cell office:value-type="float" office:value="1627.6">
                <text:p>1627.6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526.4">
                <text:p>1526.4</text:p>
              </table:table-cell>
              <table:table-cell office:value-type="float" office:value="2147.4">
                <text:p>2147.4</text:p>
              </table:table-cell>
              <table:table-cell office:value-type="float" office:value="1362.7">
                <text:p>1362.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12.9">
                <text:p>1212.9</text:p>
              </table:table-cell>
              <table:table-cell office:value-type="float" office:value="1251.1">
                <text:p>1251.1</text:p>
              </table:table-cell>
              <table:table-cell office:value-type="float" office:value="1202.7">
                <text:p>1202.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13.5">
                <text:p>1013.5</text:p>
              </table:table-cell>
              <table:table-cell office:value-type="float" office:value="1909">
                <text:p>1909</text:p>
              </table:table-cell>
              <table:table-cell office:value-type="float" office:value="1324.4">
                <text:p>1324.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289.8">
                <text:p>1289.8</text:p>
              </table:table-cell>
              <table:table-cell office:value-type="float" office:value="1749.2">
                <text:p>1749.2</text:p>
              </table:table-cell>
              <table:table-cell office:value-type="float" office:value="1277.6">
                <text:p>1277.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150">
                <text:p>1150</text:p>
              </table:table-cell>
              <table:table-cell office:value-type="float" office:value="1612">
                <text:p>1612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65.7">
                <text:p>565.7</text:p>
              </table:table-cell>
              <table:table-cell office:value-type="float" office:value="1473.3">
                <text:p>1473.3</text:p>
              </table:table-cell>
              <table:table-cell office:value-type="float" office:value="906.9">
                <text:p>906.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93.9">
                <text:p>793.9</text:p>
              </table:table-cell>
              <table:table-cell office:value-type="float" office:value="1551.3">
                <text:p>1551.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543.9">
                <text:p>1543.9</text:p>
              </table:table-cell>
              <table:table-cell office:value-type="float" office:value="1858.2">
                <text:p>1858.2</text:p>
              </table:table-cell>
              <table:table-cell office:value-type="float" office:value="1014.4">
                <text:p>1014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80.8">
                <text:p>680.8</text:p>
              </table:table-cell>
              <table:table-cell office:value-type="float" office:value="1790.4">
                <text:p>1790.4</text:p>
              </table:table-cell>
              <table:table-cell office:value-type="float" office:value="1626.9">
                <text:p>1626.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685.4">
                <text:p>685.4</text:p>
              </table:table-cell>
              <table:table-cell office:value-type="float" office:value="1819.8">
                <text:p>1819.8</text:p>
              </table:table-cell>
              <table:table-cell office:value-type="float" office:value="1672.1">
                <text:p>1672.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82.2">
                <text:p>482.2</text:p>
              </table:table-cell>
              <table:table-cell office:value-type="float" office:value="2289.7">
                <text:p>2289.7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26.1">
                <text:p>626.1</text:p>
              </table:table-cell>
              <table:table-cell office:value-type="float" office:value="1736">
                <text:p>1736</text:p>
              </table:table-cell>
              <table:table-cell office:value-type="float" office:value="1732.9">
                <text:p>1732.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845.4">
                <text:p>845.4</text:p>
              </table:table-cell>
              <table:table-cell office:value-type="float" office:value="1532.4">
                <text:p>1532.4</text:p>
              </table:table-cell>
              <table:table-cell office:value-type="float" office:value="1129.8">
                <text:p>1129.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23.3">
                <text:p>723.3</text:p>
              </table:table-cell>
              <table:table-cell office:value-type="float" office:value="1346.8">
                <text:p>1346.8</text:p>
              </table:table-cell>
              <table:table-cell office:value-type="float" office:value="1629.9">
                <text:p>1629.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93.1">
                <text:p>793.1</text:p>
              </table:table-cell>
              <table:table-cell office:value-type="float" office:value="1834.7">
                <text:p>1834.7</text:p>
              </table:table-cell>
              <table:table-cell office:value-type="float" office:value="1767.2">
                <text:p>1767.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62.2">
                <text:p>462.2</text:p>
              </table:table-cell>
              <table:table-cell office:value-type="float" office:value="1764.2">
                <text:p>1764.2</text:p>
              </table:table-cell>
              <table:table-cell office:value-type="float" office:value="1351.5">
                <text:p>1351.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36.4">
                <text:p>836.4</text:p>
              </table:table-cell>
              <table:table-cell office:value-type="float" office:value="1368.6">
                <text:p>1368.6</text:p>
              </table:table-cell>
              <table:table-cell office:value-type="float" office:value="608.2">
                <text:p>608.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828.3">
                <text:p>828.3</text:p>
              </table:table-cell>
              <table:table-cell office:value-type="float" office:value="1701.6">
                <text:p>1701.6</text:p>
              </table:table-cell>
              <table:table-cell office:value-type="float" office:value="1180.6">
                <text:p>1180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26.3">
                <text:p>726.3</text:p>
              </table:table-cell>
              <table:table-cell office:value-type="float" office:value="1472.6">
                <text:p>1472.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712.6">
                <text:p>712.6</text:p>
              </table:table-cell>
              <table:table-cell office:value-type="float" office:value="1533.4">
                <text:p>1533.4</text:p>
              </table:table-cell>
              <table:table-cell office:value-type="float" office:value="1310.5">
                <text:p>1310.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522.2">
                <text:p>522.2</text:p>
              </table:table-cell>
              <table:table-cell office:value-type="float" office:value="1534.2">
                <text:p>1534.2</text:p>
              </table:table-cell>
              <table:table-cell office:value-type="float" office:value="1305.7">
                <text:p>1305.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75.9">
                <text:p>575.9</text:p>
              </table:table-cell>
              <table:table-cell office:value-type="float" office:value="1554">
                <text:p>1554</text:p>
              </table:table-cell>
              <table:table-cell office:value-type="float" office:value="1261.9">
                <text:p>1261.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06.2">
                <text:p>606.2</text:p>
              </table:table-cell>
              <table:table-cell office:value-type="float" office:value="1296.3">
                <text:p>1296.3</text:p>
              </table:table-cell>
              <table:table-cell office:value-type="float" office:value="695.5">
                <text:p>695.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63">
                <text:p>463</text:p>
              </table:table-cell>
              <table:table-cell office:value-type="float" office:value="1251">
                <text:p>1251</text:p>
              </table:table-cell>
              <table:table-cell office:value-type="float" office:value="1350.4">
                <text:p>1350.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20">
                <text:p>220</text:p>
              </table:table-cell>
              <table:table-cell office:value-type="float" office:value="928.9">
                <text:p>928.9</text:p>
              </table:table-cell>
              <table:table-cell office:value-type="float" office:value="1579.3">
                <text:p>1579.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79.3">
                <text:p>479.3</text:p>
              </table:table-cell>
              <table:table-cell office:value-type="float" office:value="1034.3">
                <text:p>1034.3</text:p>
              </table:table-cell>
              <table:table-cell office:value-type="float" office:value="1379.3">
                <text:p>1379.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23.9">
                <text:p>323.9</text:p>
              </table:table-cell>
              <table:table-cell office:value-type="float" office:value="1337.1">
                <text:p>1337.1</text:p>
              </table:table-cell>
              <table:table-cell office:value-type="float" office:value="1414.9">
                <text:p>1414.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66.7">
                <text:p>666.7</text:p>
              </table:table-cell>
              <table:table-cell office:value-type="float" office:value="1066.2">
                <text:p>1066.2</text:p>
              </table:table-cell>
              <table:table-cell office:value-type="float" office:value="1759.9">
                <text:p>1759.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85.2">
                <text:p>1085.2</text:p>
              </table:table-cell>
              <table:table-cell office:value-type="float" office:value="1373.8">
                <text:p>1373.8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79.9">
                <text:p>1179.9</text:p>
              </table:table-cell>
              <table:table-cell office:value-type="float" office:value="1015.3">
                <text:p>1015.3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72">
                <text:p>772</text:p>
              </table:table-cell>
              <table:table-cell office:value-type="float" office:value="1408.8">
                <text:p>1408.8</text:p>
              </table:table-cell>
              <table:table-cell office:value-type="float" office:value="2037.6">
                <text:p>2037.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19.9">
                <text:p>1019.9</text:p>
              </table:table-cell>
              <table:table-cell office:value-type="float" office:value="1400.7">
                <text:p>1400.7</text:p>
              </table:table-cell>
              <table:table-cell office:value-type="float" office:value="1613.6">
                <text:p>1613.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13.2">
                <text:p>913.2</text:p>
              </table:table-cell>
              <table:table-cell office:value-type="float" office:value="1179">
                <text:p>1179</text:p>
              </table:table-cell>
              <table:table-cell office:value-type="float" office:value="1418.2">
                <text:p>1418.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800.7">
                <text:p>800.7</text:p>
              </table:table-cell>
              <table:table-cell office:value-type="float" office:value="1732">
                <text:p>1732</text:p>
              </table:table-cell>
              <table:table-cell office:value-type="float" office:value="1230.6">
                <text:p>1230.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91.1">
                <text:p>991.1</text:p>
              </table:table-cell>
              <table:table-cell office:value-type="float" office:value="1706.9">
                <text:p>1706.9</text:p>
              </table:table-cell>
              <table:table-cell office:value-type="float" office:value="1666.8">
                <text:p>1666.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081.8">
                <text:p>1081.8</text:p>
              </table:table-cell>
              <table:table-cell office:value-type="float" office:value="1990.7">
                <text:p>1990.7</text:p>
              </table:table-cell>
              <table:table-cell office:value-type="float" office:value="1701.3">
                <text:p>1701.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033.6">
                <text:p>1033.6</text:p>
              </table:table-cell>
              <table:table-cell office:value-type="float" office:value="1464.8">
                <text:p>1464.8</text:p>
              </table:table-cell>
              <table:table-cell office:value-type="float" office:value="1154.2">
                <text:p>1154.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240.4">
                <text:p>1240.4</text:p>
              </table:table-cell>
              <table:table-cell office:value-type="float" office:value="1608.7">
                <text:p>1608.7</text:p>
              </table:table-cell>
              <table:table-cell office:value-type="float" office:value="1428.6">
                <text:p>1428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87.9">
                <text:p>787.9</text:p>
              </table:table-cell>
              <table:table-cell office:value-type="float" office:value="1666.5">
                <text:p>1666.5</text:p>
              </table:table-cell>
              <table:table-cell office:value-type="float" office:value="1060.6">
                <text:p>1060.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914.3">
                <text:p>914.3</text:p>
              </table:table-cell>
              <table:table-cell office:value-type="float" office:value="1807.5">
                <text:p>1807.5</text:p>
              </table:table-cell>
              <table:table-cell office:value-type="float" office:value="1130.3">
                <text:p>1130.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749.4">
                <text:p>749.4</text:p>
              </table:table-cell>
              <table:table-cell office:value-type="float" office:value="2096.5">
                <text:p>2096.5</text:p>
              </table:table-cell>
              <table:table-cell office:value-type="float" office:value="1231.4">
                <text:p>1231.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07.9">
                <text:p>807.9</text:p>
              </table:table-cell>
              <table:table-cell office:value-type="float" office:value="1339.3">
                <text:p>1339.3</text:p>
              </table:table-cell>
              <table:table-cell office:value-type="float" office:value="829.9">
                <text:p>829.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996.9">
                <text:p>996.9</text:p>
              </table:table-cell>
              <table:table-cell office:value-type="float" office:value="1438.8">
                <text:p>1438.8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000.4">
                <text:p>1000.4</text:p>
              </table:table-cell>
              <table:table-cell office:value-type="float" office:value="1192.7">
                <text:p>1192.7</text:p>
              </table:table-cell>
              <table:table-cell office:value-type="float" office:value="904.5">
                <text:p>904.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71.2">
                <text:p>771.2</text:p>
              </table:table-cell>
              <table:table-cell office:value-type="float" office:value="1137.1">
                <text:p>1137.1</text:p>
              </table:table-cell>
              <table:table-cell office:value-type="float" office:value="965.4">
                <text:p>965.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36">
                <text:p>736</text:p>
              </table:table-cell>
              <table:table-cell office:value-type="float" office:value="1375.7">
                <text:p>1375.7</text:p>
              </table:table-cell>
              <table:table-cell office:value-type="float" office:value="1097.6">
                <text:p>1097.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31.8">
                <text:p>1131.8</text:p>
              </table:table-cell>
              <table:table-cell office:value-type="float" office:value="1162.1">
                <text:p>1162.1</text:p>
              </table:table-cell>
              <table:table-cell office:value-type="float" office:value="844.4">
                <text:p>844.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092.2">
                <text:p>1092.2</text:p>
              </table:table-cell>
              <table:table-cell office:value-type="float" office:value="1627.8">
                <text:p>1627.8</text:p>
              </table:table-cell>
              <table:table-cell office:value-type="float" office:value="1643.9">
                <text:p>1643.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66.7">
                <text:p>1166.7</text:p>
              </table:table-cell>
              <table:table-cell office:value-type="float" office:value="1270.4">
                <text:p>1270.4</text:p>
              </table:table-cell>
              <table:table-cell office:value-type="float" office:value="1080.2">
                <text:p>1080.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459.6">
                <text:p>1459.6</text:p>
              </table:table-cell>
              <table:table-cell office:value-type="float" office:value="1421.6">
                <text:p>1421.6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640.3">
                <text:p>1640.3</text:p>
              </table:table-cell>
              <table:table-cell office:value-type="float" office:value="1340">
                <text:p>1340</text:p>
              </table:table-cell>
              <table:table-cell office:value-type="float" office:value="1198.9">
                <text:p>1198.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559.6">
                <text:p>1559.6</text:p>
              </table:table-cell>
              <table:table-cell office:value-type="float" office:value="1402.3">
                <text:p>1402.3</text:p>
              </table:table-cell>
              <table:table-cell office:value-type="float" office:value="941.2">
                <text:p>941.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935.2">
                <text:p>1935.2</text:p>
              </table:table-cell>
              <table:table-cell office:value-type="float" office:value="1128.4">
                <text:p>1128.4</text:p>
              </table:table-cell>
              <table:table-cell office:value-type="float" office:value="843.2">
                <text:p>843.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547.2">
                <text:p>1547.2</text:p>
              </table:table-cell>
              <table:table-cell office:value-type="float" office:value="1466.8">
                <text:p>1466.8</text:p>
              </table:table-cell>
              <table:table-cell office:value-type="float" office:value="1177.2">
                <text:p>1177.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92.9">
                <text:p>1192.9</text:p>
              </table:table-cell>
              <table:table-cell office:value-type="float" office:value="1030.3">
                <text:p>1030.3</text:p>
              </table:table-cell>
              <table:table-cell office:value-type="float" office:value="1225.8">
                <text:p>1225.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775.5">
                <text:p>1775.5</text:p>
              </table:table-cell>
              <table:table-cell office:value-type="float" office:value="792.8">
                <text:p>792.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658.3">
                <text:p>1658.3</text:p>
              </table:table-cell>
              <table:table-cell office:value-type="float" office:value="1356.5">
                <text:p>1356.5</text:p>
              </table:table-cell>
              <table:table-cell office:value-type="float" office:value="1036.1">
                <text:p>1036.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633.9">
                <text:p>1633.9</text:p>
              </table:table-cell>
              <table:table-cell office:value-type="float" office:value="886.8">
                <text:p>886.8</text:p>
              </table:table-cell>
              <table:table-cell office:value-type="float" office:value="818.3">
                <text:p>818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20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3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733cm" svg:height="18.143cm" xlink:href=".." xlink:type="simple" chart:class="chart:line" chart:style-name="ch1">
        <chart:title svg:x="16.875cm" svg:y="0.568cm" chart:style-name="ch2">
          <text:p>SimPL</text:p>
        </chart:title>
        <chart:subtitle svg:x="12.408cm" svg:y="2.362cm" chart:style-name="ch3">
          <text:p>Average fitness over 100 generations.</text:p>
        </chart:subtitle>
        <chart:legend svg:x="33.069cm" svg:y="8.822cm" style:legend-expansion="custom" chartooo:width="8.246cm" chartooo:height="2.809cm" style:legend-expansion-aspect-ratio="2.93556425774297" chart:style-name="ch4"/>
        <chart:plot-area chart:style-name="ch5" table:cell-range-address="Sheet1.B2:Sheet1.C101 Sheet1.C1:Sheet1.C1" chart:data-source-has-labels="both" svg:x="2.056cm" svg:y="4.021cm" svg:width="31.013cm" svg:height="12.776cm">
          <chartooo:coordinate-region svg:x="3.048cm" svg:y="4.22cm" svg:width="29.834cm" svg:height="11.532cm"/>
          <chart:axis chart:dimension="x" chart:name="primary-x" chart:style-name="ch6" chartooo:axis-type="auto">
            <chartooo:date-scale/>
            <chart:title svg:x="16.032cm" svg:y="17.073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9">
            <chart:title svg:x="0.671cm" svg:y="12.314cm" chart:style-name="ch10">
              <text:p>Average Fitness</text:p>
            </chart:title>
            <chart:grid chart:style-name="ch8" chart:class="major"/>
          </chart:axis>
          <chart:series chart:style-name="ch11" chart:values-cell-range-address="Sheet1.C2:Sheet1.C101" chart:label-cell-address="Sheet1.C1:Sheet1.C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hre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65.2">
                <text:p>65.2</text:p>
                <draw:g>
                  <svg:desc>Sheet1.C2:Sheet1.C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5.8">
                <text:p>185.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71.2">
                <text:p>271.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45.3">
                <text:p>645.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92.4">
                <text:p>892.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64.1">
                <text:p>864.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41.8">
                <text:p>641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3.7">
                <text:p>393.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01.2">
                <text:p>501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36.6">
                <text:p>1136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5.3">
                <text:p>645.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16.6">
                <text:p>916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29.1">
                <text:p>929.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42.6">
                <text:p>1142.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85.4">
                <text:p>1085.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75.9">
                <text:p>875.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48.5">
                <text:p>1148.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22.9">
                <text:p>722.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51.7">
                <text:p>751.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01.1">
                <text:p>1201.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087.4">
                <text:p>1087.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21.1">
                <text:p>821.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211.1">
                <text:p>1211.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76.8">
                <text:p>1076.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92.3">
                <text:p>692.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4.7">
                <text:p>634.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62.3">
                <text:p>762.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20.7">
                <text:p>820.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233.1">
                <text:p>1233.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245.7">
                <text:p>1245.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402.9">
                <text:p>1402.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150.2">
                <text:p>1150.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20.8">
                <text:p>1220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9.3">
                <text:p>979.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20.7">
                <text:p>1220.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526.4">
                <text:p>1526.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12.9">
                <text:p>1212.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13.5">
                <text:p>1013.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289.8">
                <text:p>1289.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65.7">
                <text:p>565.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93.9">
                <text:p>793.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543.9">
                <text:p>1543.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80.8">
                <text:p>680.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685.4">
                <text:p>685.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82.2">
                <text:p>482.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26.1">
                <text:p>626.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845.4">
                <text:p>845.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93.1">
                <text:p>793.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62.2">
                <text:p>462.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36.4">
                <text:p>836.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828.3">
                <text:p>828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26.3">
                <text:p>726.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712.6">
                <text:p>712.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522.2">
                <text:p>522.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75.9">
                <text:p>575.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06.2">
                <text:p>606.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79.3">
                <text:p>479.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23.9">
                <text:p>323.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66.7">
                <text:p>666.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85.2">
                <text:p>1085.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79.9">
                <text:p>1179.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19.9">
                <text:p>1019.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13.2">
                <text:p>913.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800.7">
                <text:p>800.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91.1">
                <text:p>991.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081.8">
                <text:p>1081.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033.6">
                <text:p>1033.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240.4">
                <text:p>1240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87.9">
                <text:p>787.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914.3">
                <text:p>914.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749.4">
                <text:p>749.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07.9">
                <text:p>807.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996.9">
                <text:p>996.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000.4">
                <text:p>1000.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71.2">
                <text:p>771.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31.8">
                <text:p>1131.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092.2">
                <text:p>1092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66.7">
                <text:p>1166.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459.6">
                <text:p>1459.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640.3">
                <text:p>1640.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559.6">
                <text:p>1559.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935.2">
                <text:p>1935.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547.2">
                <text:p>1547.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92.9">
                <text:p>1192.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775.5">
                <text:p>1775.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658.3">
                <text:p>1658.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633.9">
                <text:p>1633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20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3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733cm" svg:height="18.143cm" xlink:href=".." xlink:type="simple" chart:class="chart:line" chart:style-name="ch1">
        <chart:title svg:x="16.875cm" svg:y="0.568cm" chart:style-name="ch2">
          <text:p>SimPL</text:p>
        </chart:title>
        <chart:subtitle svg:x="12.408cm" svg:y="2.362cm" chart:style-name="ch3">
          <text:p>Average fitness over 100 generations.</text:p>
        </chart:subtitle>
        <chart:legend svg:x="33.069cm" svg:y="8.822cm" style:legend-expansion="custom" chartooo:width="8.246cm" chartooo:height="2.809cm" style:legend-expansion-aspect-ratio="2.93556425774297" chart:style-name="ch4"/>
        <chart:plot-area chart:style-name="ch5" table:cell-range-address="Sheet1.B2:Sheet1.C101 Sheet1.C1:Sheet1.C1" chart:data-source-has-labels="both" svg:x="2.056cm" svg:y="4.021cm" svg:width="31.013cm" svg:height="12.776cm">
          <chartooo:coordinate-region svg:x="3.048cm" svg:y="4.22cm" svg:width="29.834cm" svg:height="11.532cm"/>
          <chart:axis chart:dimension="x" chart:name="primary-x" chart:style-name="ch6" chartooo:axis-type="auto">
            <chartooo:date-scale/>
            <chart:title svg:x="16.032cm" svg:y="17.073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9">
            <chart:title svg:x="0.671cm" svg:y="12.314cm" chart:style-name="ch10">
              <text:p>Average Fitness</text:p>
            </chart:title>
            <chart:grid chart:style-name="ch8" chart:class="major"/>
          </chart:axis>
          <chart:series chart:style-name="ch11" chart:values-cell-range-address="Sheet1.C2:Sheet1.C101" chart:label-cell-address="Sheet1.C1:Sheet1.C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hre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65.2">
                <text:p>65.2</text:p>
                <draw:g>
                  <svg:desc>Sheet1.C2:Sheet1.C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5.8">
                <text:p>185.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71.2">
                <text:p>271.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45.3">
                <text:p>645.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92.4">
                <text:p>892.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64.1">
                <text:p>864.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41.8">
                <text:p>641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3.7">
                <text:p>393.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01.2">
                <text:p>501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36.6">
                <text:p>1136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5.3">
                <text:p>645.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16.6">
                <text:p>916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29.1">
                <text:p>929.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42.6">
                <text:p>1142.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85.4">
                <text:p>1085.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75.9">
                <text:p>875.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48.5">
                <text:p>1148.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22.9">
                <text:p>722.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51.7">
                <text:p>751.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01.1">
                <text:p>1201.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087.4">
                <text:p>1087.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21.1">
                <text:p>821.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211.1">
                <text:p>1211.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76.8">
                <text:p>1076.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92.3">
                <text:p>692.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4.7">
                <text:p>634.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62.3">
                <text:p>762.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20.7">
                <text:p>820.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233.1">
                <text:p>1233.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245.7">
                <text:p>1245.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402.9">
                <text:p>1402.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150.2">
                <text:p>1150.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20.8">
                <text:p>1220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9.3">
                <text:p>979.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20.7">
                <text:p>1220.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526.4">
                <text:p>1526.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12.9">
                <text:p>1212.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13.5">
                <text:p>1013.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289.8">
                <text:p>1289.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65.7">
                <text:p>565.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93.9">
                <text:p>793.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543.9">
                <text:p>1543.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80.8">
                <text:p>680.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685.4">
                <text:p>685.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82.2">
                <text:p>482.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26.1">
                <text:p>626.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845.4">
                <text:p>845.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93.1">
                <text:p>793.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62.2">
                <text:p>462.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36.4">
                <text:p>836.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828.3">
                <text:p>828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26.3">
                <text:p>726.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712.6">
                <text:p>712.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522.2">
                <text:p>522.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75.9">
                <text:p>575.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06.2">
                <text:p>606.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79.3">
                <text:p>479.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23.9">
                <text:p>323.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66.7">
                <text:p>666.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85.2">
                <text:p>1085.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79.9">
                <text:p>1179.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19.9">
                <text:p>1019.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13.2">
                <text:p>913.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800.7">
                <text:p>800.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91.1">
                <text:p>991.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081.8">
                <text:p>1081.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033.6">
                <text:p>1033.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240.4">
                <text:p>1240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87.9">
                <text:p>787.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914.3">
                <text:p>914.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749.4">
                <text:p>749.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07.9">
                <text:p>807.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996.9">
                <text:p>996.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000.4">
                <text:p>1000.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71.2">
                <text:p>771.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31.8">
                <text:p>1131.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092.2">
                <text:p>1092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66.7">
                <text:p>1166.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459.6">
                <text:p>1459.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640.3">
                <text:p>1640.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559.6">
                <text:p>1559.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935.2">
                <text:p>1935.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547.2">
                <text:p>1547.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92.9">
                <text:p>1192.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775.5">
                <text:p>1775.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658.3">
                <text:p>1658.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633.9">
                <text:p>1633.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20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>
        <chart:symbol-image xlink:href="Pictures/2000000E000000DF000000DF41BA907E.svm" xlink:type="simple" xlink:actuate="onLoad"/>
      </style:chart-properties>
      <style:graphic-properties svg:stroke-width="0.08cm" svg:stroke-color="#33cc66" draw:fill-color="#33cc6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745cm" svg:height="23.708cm" xlink:href=".." xlink:type="simple" chart:class="chart:line" chart:style-name="ch1">
        <chart:title svg:x="16.811cm" svg:y="1.43cm" chart:style-name="ch2">
          <text:p>SimPL</text:p>
        </chart:title>
        <chart:subtitle svg:x="12.778cm" svg:y="3.578cm" chart:style-name="ch3">
          <text:p>Average fitness of 100 generations.</text:p>
        </chart:subtitle>
        <chart:legend svg:x="32.41cm" svg:y="11.018cm" style:legend-expansion="custom" chartooo:width="8.157cm" chartooo:height="3.64cm" style:legend-expansion-aspect-ratio="2.24093406593407" chart:style-name="ch4"/>
        <chart:plot-area chart:style-name="ch5" table:cell-range-address="Sheet1.B2:Sheet1.C101 Sheet1.C1:Sheet1.C1 Sheet1.G1:Sheet1.H101" chart:data-source-has-labels="both" svg:x="2.547cm" svg:y="5.316cm" svg:width="29.167cm" svg:height="16.313cm">
          <chartooo:coordinate-region svg:x="3.539cm" svg:y="5.515cm" svg:width="27.988cm" svg:height="15.069cm"/>
          <chart:axis chart:dimension="x" chart:name="primary-x" chart:style-name="ch6" chartooo:axis-type="auto">
            <chartooo:date-scale/>
            <chart:title svg:x="16.057cm" svg:y="22.104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6">
            <chart:title svg:x="0.671cm" svg:y="16.091cm" chart:style-name="ch9">
              <text:p>Average Fitness</text:p>
            </chart:title>
            <chart:grid chart:style-name="ch8" chart:class="major"/>
          </chart:axis>
          <chart:series chart:style-name="ch10" chart:values-cell-range-address="Sheet1.C2:Sheet1.C101" chart:label-cell-address="Sheet1.C1:Sheet1.C1" chart:class="chart:line">
            <chart:data-point chart:repeated="100"/>
          </chart:series>
          <chart:series chart:style-name="ch11" chart:values-cell-range-address="Sheet1.G2:Sheet1.G101" chart:label-cell-address="Sheet1.G1:Sheet1.G1" chart:class="chart:line">
            <chart:data-point chart:repeated="100"/>
          </chart:series>
          <chart:series chart:style-name="ch12" chart:values-cell-range-address="Sheet1.H2:Sheet1.H101" chart:label-cell-address="Sheet1.H1:Sheet1.H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hree</text:p>
                <draw:g>
                  <svg:desc>Sheet1.C1:Sheet1.C1</svg:desc>
                </draw:g>
              </table:table-cell>
              <table:table-cell office:value-type="string">
                <text:p>Experiment Four</text:p>
                <draw:g>
                  <svg:desc>Sheet1.G1:Sheet1.G1</svg:desc>
                </draw:g>
              </table:table-cell>
              <table:table-cell office:value-type="string">
                <text:p>Experiment Fiv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65.2">
                <text:p>65.2</text:p>
                <draw:g>
                  <svg:desc>Sheet1.C2:Sheet1.C101</svg:desc>
                </draw:g>
              </table:table-cell>
              <table:table-cell office:value-type="float" office:value="164.8">
                <text:p>164.8</text:p>
                <draw:g>
                  <svg:desc>Sheet1.G2:Sheet1.G101</svg:desc>
                </draw:g>
              </table:table-cell>
              <table:table-cell office:value-type="float" office:value="105">
                <text:p>105</text:p>
                <draw:g>
                  <svg:desc>Sheet1.H2:Sheet1.H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9">
                <text:p>99</text:p>
              </table:table-cell>
              <table:table-cell office:value-type="float" office:value="101.1">
                <text:p>101.1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262.8">
                <text:p>262.8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0.6">
                <text:p>140.6</text:p>
              </table:table-cell>
              <table:table-cell office:value-type="float" office:value="378.5">
                <text:p>378.5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5.8">
                <text:p>185.8</text:p>
              </table:table-cell>
              <table:table-cell office:value-type="float" office:value="232.8">
                <text:p>232.8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71.2">
                <text:p>271.2</text:p>
              </table:table-cell>
              <table:table-cell office:value-type="float" office:value="727.9">
                <text:p>727.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45.3">
                <text:p>645.3</text:p>
              </table:table-cell>
              <table:table-cell office:value-type="float" office:value="1098.8">
                <text:p>1098.8</text:p>
              </table:table-cell>
              <table:table-cell office:value-type="float" office:value="104.3">
                <text:p>104.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92.4">
                <text:p>892.4</text:p>
              </table:table-cell>
              <table:table-cell office:value-type="float" office:value="872.2">
                <text:p>872.2</text:p>
              </table:table-cell>
              <table:table-cell office:value-type="float" office:value="103.2">
                <text:p>103.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64.1">
                <text:p>864.1</text:p>
              </table:table-cell>
              <table:table-cell office:value-type="float" office:value="1004.7">
                <text:p>1004.7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41.8">
                <text:p>641.8</text:p>
              </table:table-cell>
              <table:table-cell office:value-type="float" office:value="1331.3">
                <text:p>1331.3</text:p>
              </table:table-cell>
              <table:table-cell office:value-type="float" office:value="403.9">
                <text:p>403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3.7">
                <text:p>393.7</text:p>
              </table:table-cell>
              <table:table-cell office:value-type="float" office:value="1763.8">
                <text:p>1763.8</text:p>
              </table:table-cell>
              <table:table-cell office:value-type="float" office:value="326.7">
                <text:p>326.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01.2">
                <text:p>501.2</text:p>
              </table:table-cell>
              <table:table-cell office:value-type="float" office:value="828.6">
                <text:p>828.6</text:p>
              </table:table-cell>
              <table:table-cell office:value-type="float" office:value="237.8">
                <text:p>237.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36.6">
                <text:p>1136.6</text:p>
              </table:table-cell>
              <table:table-cell office:value-type="float" office:value="852">
                <text:p>852</text:p>
              </table:table-cell>
              <table:table-cell office:value-type="float" office:value="134.9">
                <text:p>134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5.3">
                <text:p>645.3</text:p>
              </table:table-cell>
              <table:table-cell office:value-type="float" office:value="1454.1">
                <text:p>1454.1</text:p>
              </table:table-cell>
              <table:table-cell office:value-type="float" office:value="549.7">
                <text:p>549.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16.6">
                <text:p>916.6</text:p>
              </table:table-cell>
              <table:table-cell office:value-type="float" office:value="1251.7">
                <text:p>1251.7</text:p>
              </table:table-cell>
              <table:table-cell office:value-type="float" office:value="448.3">
                <text:p>448.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29.1">
                <text:p>929.1</text:p>
              </table:table-cell>
              <table:table-cell office:value-type="float" office:value="929.3">
                <text:p>929.3</text:p>
              </table:table-cell>
              <table:table-cell office:value-type="float" office:value="548.6">
                <text:p>548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02">
                <text:p>1102</text:p>
              </table:table-cell>
              <table:table-cell office:value-type="float" office:value="799.7">
                <text:p>799.7</text:p>
              </table:table-cell>
              <table:table-cell office:value-type="float" office:value="612.4">
                <text:p>612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42.6">
                <text:p>1142.6</text:p>
              </table:table-cell>
              <table:table-cell office:value-type="float" office:value="1034.2">
                <text:p>1034.2</text:p>
              </table:table-cell>
              <table:table-cell office:value-type="float" office:value="1175.6">
                <text:p>1175.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85.4">
                <text:p>1085.4</text:p>
              </table:table-cell>
              <table:table-cell office:value-type="float" office:value="949">
                <text:p>949</text:p>
              </table:table-cell>
              <table:table-cell office:value-type="float" office:value="1142.7">
                <text:p>1142.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25">
                <text:p>725</text:p>
              </table:table-cell>
              <table:table-cell office:value-type="float" office:value="1102.4">
                <text:p>1102.4</text:p>
              </table:table-cell>
              <table:table-cell office:value-type="float" office:value="631.4">
                <text:p>631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75.9">
                <text:p>875.9</text:p>
              </table:table-cell>
              <table:table-cell office:value-type="float" office:value="1799">
                <text:p>1799</text:p>
              </table:table-cell>
              <table:table-cell office:value-type="float" office:value="772.8">
                <text:p>772.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48.5">
                <text:p>1148.5</text:p>
              </table:table-cell>
              <table:table-cell office:value-type="float" office:value="1846.1">
                <text:p>1846.1</text:p>
              </table:table-cell>
              <table:table-cell office:value-type="float" office:value="782.6">
                <text:p>782.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22.9">
                <text:p>722.9</text:p>
              </table:table-cell>
              <table:table-cell office:value-type="float" office:value="1538.7">
                <text:p>1538.7</text:p>
              </table:table-cell>
              <table:table-cell office:value-type="float" office:value="746.2">
                <text:p>746.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51.7">
                <text:p>751.7</text:p>
              </table:table-cell>
              <table:table-cell office:value-type="float" office:value="1389.7">
                <text:p>1389.7</text:p>
              </table:table-cell>
              <table:table-cell office:value-type="float" office:value="1261.2">
                <text:p>1261.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01.1">
                <text:p>1201.1</text:p>
              </table:table-cell>
              <table:table-cell office:value-type="float" office:value="1610.9">
                <text:p>1610.9</text:p>
              </table:table-cell>
              <table:table-cell office:value-type="float" office:value="940.5">
                <text:p>940.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087.4">
                <text:p>1087.4</text:p>
              </table:table-cell>
              <table:table-cell office:value-type="float" office:value="1582.2">
                <text:p>1582.2</text:p>
              </table:table-cell>
              <table:table-cell office:value-type="float" office:value="665.7">
                <text:p>665.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21.1">
                <text:p>821.1</text:p>
              </table:table-cell>
              <table:table-cell office:value-type="float" office:value="2171.8">
                <text:p>2171.8</text:p>
              </table:table-cell>
              <table:table-cell office:value-type="float" office:value="1401.3">
                <text:p>1401.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211.1">
                <text:p>1211.1</text:p>
              </table:table-cell>
              <table:table-cell office:value-type="float" office:value="1643.2">
                <text:p>1643.2</text:p>
              </table:table-cell>
              <table:table-cell office:value-type="float" office:value="977.6">
                <text:p>977.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76.8">
                <text:p>1076.8</text:p>
              </table:table-cell>
              <table:table-cell office:value-type="float" office:value="1451.1">
                <text:p>1451.1</text:p>
              </table:table-cell>
              <table:table-cell office:value-type="float" office:value="870.4">
                <text:p>870.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92.3">
                <text:p>692.3</text:p>
              </table:table-cell>
              <table:table-cell office:value-type="float" office:value="1858.6">
                <text:p>1858.6</text:p>
              </table:table-cell>
              <table:table-cell office:value-type="float" office:value="1397.4">
                <text:p>1397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4.7">
                <text:p>634.7</text:p>
              </table:table-cell>
              <table:table-cell office:value-type="float" office:value="1467.9">
                <text:p>1467.9</text:p>
              </table:table-cell>
              <table:table-cell office:value-type="float" office:value="1346.1">
                <text:p>1346.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62.3">
                <text:p>762.3</text:p>
              </table:table-cell>
              <table:table-cell office:value-type="float" office:value="1694.7">
                <text:p>1694.7</text:p>
              </table:table-cell>
              <table:table-cell office:value-type="float" office:value="1751.6">
                <text:p>1751.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58">
                <text:p>658</text:p>
              </table:table-cell>
              <table:table-cell office:value-type="float" office:value="1697.2">
                <text:p>1697.2</text:p>
              </table:table-cell>
              <table:table-cell office:value-type="float" office:value="966.1">
                <text:p>966.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20.7">
                <text:p>820.7</text:p>
              </table:table-cell>
              <table:table-cell office:value-type="float" office:value="1770.6">
                <text:p>1770.6</text:p>
              </table:table-cell>
              <table:table-cell office:value-type="float" office:value="1121.6">
                <text:p>1121.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233.1">
                <text:p>1233.1</text:p>
              </table:table-cell>
              <table:table-cell office:value-type="float" office:value="1588.9">
                <text:p>1588.9</text:p>
              </table:table-cell>
              <table:table-cell office:value-type="float" office:value="1121.4">
                <text:p>1121.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245.7">
                <text:p>1245.7</text:p>
              </table:table-cell>
              <table:table-cell office:value-type="float" office:value="1557.6">
                <text:p>1557.6</text:p>
              </table:table-cell>
              <table:table-cell office:value-type="float" office:value="1465.6">
                <text:p>1465.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40">
                <text:p>1140</text:p>
              </table:table-cell>
              <table:table-cell office:value-type="float" office:value="1904.2">
                <text:p>1904.2</text:p>
              </table:table-cell>
              <table:table-cell office:value-type="float" office:value="1206.1">
                <text:p>1206.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402.9">
                <text:p>1402.9</text:p>
              </table:table-cell>
              <table:table-cell office:value-type="float" office:value="1649.9">
                <text:p>1649.9</text:p>
              </table:table-cell>
              <table:table-cell office:value-type="float" office:value="617.3">
                <text:p>617.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150.2">
                <text:p>1150.2</text:p>
              </table:table-cell>
              <table:table-cell office:value-type="float" office:value="1641.8">
                <text:p>1641.8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20.8">
                <text:p>1220.8</text:p>
              </table:table-cell>
              <table:table-cell office:value-type="float" office:value="1630">
                <text:p>1630</text:p>
              </table:table-cell>
              <table:table-cell office:value-type="float" office:value="1025.5">
                <text:p>1025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9.3">
                <text:p>979.3</text:p>
              </table:table-cell>
              <table:table-cell office:value-type="float" office:value="1419.8">
                <text:p>1419.8</text:p>
              </table:table-cell>
              <table:table-cell office:value-type="float" office:value="1574.6">
                <text:p>1574.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20.7">
                <text:p>1220.7</text:p>
              </table:table-cell>
              <table:table-cell office:value-type="float" office:value="1627.6">
                <text:p>1627.6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526.4">
                <text:p>1526.4</text:p>
              </table:table-cell>
              <table:table-cell office:value-type="float" office:value="2147.4">
                <text:p>2147.4</text:p>
              </table:table-cell>
              <table:table-cell office:value-type="float" office:value="1362.7">
                <text:p>1362.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12.9">
                <text:p>1212.9</text:p>
              </table:table-cell>
              <table:table-cell office:value-type="float" office:value="1251.1">
                <text:p>1251.1</text:p>
              </table:table-cell>
              <table:table-cell office:value-type="float" office:value="1202.7">
                <text:p>1202.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13.5">
                <text:p>1013.5</text:p>
              </table:table-cell>
              <table:table-cell office:value-type="float" office:value="1909">
                <text:p>1909</text:p>
              </table:table-cell>
              <table:table-cell office:value-type="float" office:value="1324.4">
                <text:p>1324.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289.8">
                <text:p>1289.8</text:p>
              </table:table-cell>
              <table:table-cell office:value-type="float" office:value="1749.2">
                <text:p>1749.2</text:p>
              </table:table-cell>
              <table:table-cell office:value-type="float" office:value="1277.6">
                <text:p>1277.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150">
                <text:p>1150</text:p>
              </table:table-cell>
              <table:table-cell office:value-type="float" office:value="1612">
                <text:p>1612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65.7">
                <text:p>565.7</text:p>
              </table:table-cell>
              <table:table-cell office:value-type="float" office:value="1473.3">
                <text:p>1473.3</text:p>
              </table:table-cell>
              <table:table-cell office:value-type="float" office:value="906.9">
                <text:p>906.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93.9">
                <text:p>793.9</text:p>
              </table:table-cell>
              <table:table-cell office:value-type="float" office:value="1551.3">
                <text:p>1551.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543.9">
                <text:p>1543.9</text:p>
              </table:table-cell>
              <table:table-cell office:value-type="float" office:value="1858.2">
                <text:p>1858.2</text:p>
              </table:table-cell>
              <table:table-cell office:value-type="float" office:value="1014.4">
                <text:p>1014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80.8">
                <text:p>680.8</text:p>
              </table:table-cell>
              <table:table-cell office:value-type="float" office:value="1790.4">
                <text:p>1790.4</text:p>
              </table:table-cell>
              <table:table-cell office:value-type="float" office:value="1626.9">
                <text:p>1626.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685.4">
                <text:p>685.4</text:p>
              </table:table-cell>
              <table:table-cell office:value-type="float" office:value="1819.8">
                <text:p>1819.8</text:p>
              </table:table-cell>
              <table:table-cell office:value-type="float" office:value="1672.1">
                <text:p>1672.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82.2">
                <text:p>482.2</text:p>
              </table:table-cell>
              <table:table-cell office:value-type="float" office:value="2289.7">
                <text:p>2289.7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26.1">
                <text:p>626.1</text:p>
              </table:table-cell>
              <table:table-cell office:value-type="float" office:value="1736">
                <text:p>1736</text:p>
              </table:table-cell>
              <table:table-cell office:value-type="float" office:value="1732.9">
                <text:p>1732.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845.4">
                <text:p>845.4</text:p>
              </table:table-cell>
              <table:table-cell office:value-type="float" office:value="1532.4">
                <text:p>1532.4</text:p>
              </table:table-cell>
              <table:table-cell office:value-type="float" office:value="1129.8">
                <text:p>1129.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23.3">
                <text:p>723.3</text:p>
              </table:table-cell>
              <table:table-cell office:value-type="float" office:value="1346.8">
                <text:p>1346.8</text:p>
              </table:table-cell>
              <table:table-cell office:value-type="float" office:value="1629.9">
                <text:p>1629.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93.1">
                <text:p>793.1</text:p>
              </table:table-cell>
              <table:table-cell office:value-type="float" office:value="1834.7">
                <text:p>1834.7</text:p>
              </table:table-cell>
              <table:table-cell office:value-type="float" office:value="1767.2">
                <text:p>1767.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62.2">
                <text:p>462.2</text:p>
              </table:table-cell>
              <table:table-cell office:value-type="float" office:value="1764.2">
                <text:p>1764.2</text:p>
              </table:table-cell>
              <table:table-cell office:value-type="float" office:value="1351.5">
                <text:p>1351.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36.4">
                <text:p>836.4</text:p>
              </table:table-cell>
              <table:table-cell office:value-type="float" office:value="1368.6">
                <text:p>1368.6</text:p>
              </table:table-cell>
              <table:table-cell office:value-type="float" office:value="608.2">
                <text:p>608.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828.3">
                <text:p>828.3</text:p>
              </table:table-cell>
              <table:table-cell office:value-type="float" office:value="1701.6">
                <text:p>1701.6</text:p>
              </table:table-cell>
              <table:table-cell office:value-type="float" office:value="1180.6">
                <text:p>1180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26.3">
                <text:p>726.3</text:p>
              </table:table-cell>
              <table:table-cell office:value-type="float" office:value="1472.6">
                <text:p>1472.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712.6">
                <text:p>712.6</text:p>
              </table:table-cell>
              <table:table-cell office:value-type="float" office:value="1533.4">
                <text:p>1533.4</text:p>
              </table:table-cell>
              <table:table-cell office:value-type="float" office:value="1310.5">
                <text:p>1310.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522.2">
                <text:p>522.2</text:p>
              </table:table-cell>
              <table:table-cell office:value-type="float" office:value="1534.2">
                <text:p>1534.2</text:p>
              </table:table-cell>
              <table:table-cell office:value-type="float" office:value="1305.7">
                <text:p>1305.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75.9">
                <text:p>575.9</text:p>
              </table:table-cell>
              <table:table-cell office:value-type="float" office:value="1554">
                <text:p>1554</text:p>
              </table:table-cell>
              <table:table-cell office:value-type="float" office:value="1261.9">
                <text:p>1261.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06.2">
                <text:p>606.2</text:p>
              </table:table-cell>
              <table:table-cell office:value-type="float" office:value="1296.3">
                <text:p>1296.3</text:p>
              </table:table-cell>
              <table:table-cell office:value-type="float" office:value="695.5">
                <text:p>695.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63">
                <text:p>463</text:p>
              </table:table-cell>
              <table:table-cell office:value-type="float" office:value="1251">
                <text:p>1251</text:p>
              </table:table-cell>
              <table:table-cell office:value-type="float" office:value="1350.4">
                <text:p>1350.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20">
                <text:p>220</text:p>
              </table:table-cell>
              <table:table-cell office:value-type="float" office:value="928.9">
                <text:p>928.9</text:p>
              </table:table-cell>
              <table:table-cell office:value-type="float" office:value="1579.3">
                <text:p>1579.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79.3">
                <text:p>479.3</text:p>
              </table:table-cell>
              <table:table-cell office:value-type="float" office:value="1034.3">
                <text:p>1034.3</text:p>
              </table:table-cell>
              <table:table-cell office:value-type="float" office:value="1379.3">
                <text:p>1379.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23.9">
                <text:p>323.9</text:p>
              </table:table-cell>
              <table:table-cell office:value-type="float" office:value="1337.1">
                <text:p>1337.1</text:p>
              </table:table-cell>
              <table:table-cell office:value-type="float" office:value="1414.9">
                <text:p>1414.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66.7">
                <text:p>666.7</text:p>
              </table:table-cell>
              <table:table-cell office:value-type="float" office:value="1066.2">
                <text:p>1066.2</text:p>
              </table:table-cell>
              <table:table-cell office:value-type="float" office:value="1759.9">
                <text:p>1759.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85.2">
                <text:p>1085.2</text:p>
              </table:table-cell>
              <table:table-cell office:value-type="float" office:value="1373.8">
                <text:p>1373.8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79.9">
                <text:p>1179.9</text:p>
              </table:table-cell>
              <table:table-cell office:value-type="float" office:value="1015.3">
                <text:p>1015.3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72">
                <text:p>772</text:p>
              </table:table-cell>
              <table:table-cell office:value-type="float" office:value="1408.8">
                <text:p>1408.8</text:p>
              </table:table-cell>
              <table:table-cell office:value-type="float" office:value="2037.6">
                <text:p>2037.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19.9">
                <text:p>1019.9</text:p>
              </table:table-cell>
              <table:table-cell office:value-type="float" office:value="1400.7">
                <text:p>1400.7</text:p>
              </table:table-cell>
              <table:table-cell office:value-type="float" office:value="1613.6">
                <text:p>1613.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13.2">
                <text:p>913.2</text:p>
              </table:table-cell>
              <table:table-cell office:value-type="float" office:value="1179">
                <text:p>1179</text:p>
              </table:table-cell>
              <table:table-cell office:value-type="float" office:value="1418.2">
                <text:p>1418.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800.7">
                <text:p>800.7</text:p>
              </table:table-cell>
              <table:table-cell office:value-type="float" office:value="1732">
                <text:p>1732</text:p>
              </table:table-cell>
              <table:table-cell office:value-type="float" office:value="1230.6">
                <text:p>1230.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91.1">
                <text:p>991.1</text:p>
              </table:table-cell>
              <table:table-cell office:value-type="float" office:value="1706.9">
                <text:p>1706.9</text:p>
              </table:table-cell>
              <table:table-cell office:value-type="float" office:value="1666.8">
                <text:p>1666.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081.8">
                <text:p>1081.8</text:p>
              </table:table-cell>
              <table:table-cell office:value-type="float" office:value="1990.7">
                <text:p>1990.7</text:p>
              </table:table-cell>
              <table:table-cell office:value-type="float" office:value="1701.3">
                <text:p>1701.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033.6">
                <text:p>1033.6</text:p>
              </table:table-cell>
              <table:table-cell office:value-type="float" office:value="1464.8">
                <text:p>1464.8</text:p>
              </table:table-cell>
              <table:table-cell office:value-type="float" office:value="1154.2">
                <text:p>1154.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240.4">
                <text:p>1240.4</text:p>
              </table:table-cell>
              <table:table-cell office:value-type="float" office:value="1608.7">
                <text:p>1608.7</text:p>
              </table:table-cell>
              <table:table-cell office:value-type="float" office:value="1428.6">
                <text:p>1428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87.9">
                <text:p>787.9</text:p>
              </table:table-cell>
              <table:table-cell office:value-type="float" office:value="1666.5">
                <text:p>1666.5</text:p>
              </table:table-cell>
              <table:table-cell office:value-type="float" office:value="1060.6">
                <text:p>1060.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914.3">
                <text:p>914.3</text:p>
              </table:table-cell>
              <table:table-cell office:value-type="float" office:value="1807.5">
                <text:p>1807.5</text:p>
              </table:table-cell>
              <table:table-cell office:value-type="float" office:value="1130.3">
                <text:p>1130.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749.4">
                <text:p>749.4</text:p>
              </table:table-cell>
              <table:table-cell office:value-type="float" office:value="2096.5">
                <text:p>2096.5</text:p>
              </table:table-cell>
              <table:table-cell office:value-type="float" office:value="1231.4">
                <text:p>1231.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07.9">
                <text:p>807.9</text:p>
              </table:table-cell>
              <table:table-cell office:value-type="float" office:value="1339.3">
                <text:p>1339.3</text:p>
              </table:table-cell>
              <table:table-cell office:value-type="float" office:value="829.9">
                <text:p>829.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996.9">
                <text:p>996.9</text:p>
              </table:table-cell>
              <table:table-cell office:value-type="float" office:value="1438.8">
                <text:p>1438.8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000.4">
                <text:p>1000.4</text:p>
              </table:table-cell>
              <table:table-cell office:value-type="float" office:value="1192.7">
                <text:p>1192.7</text:p>
              </table:table-cell>
              <table:table-cell office:value-type="float" office:value="904.5">
                <text:p>904.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71.2">
                <text:p>771.2</text:p>
              </table:table-cell>
              <table:table-cell office:value-type="float" office:value="1137.1">
                <text:p>1137.1</text:p>
              </table:table-cell>
              <table:table-cell office:value-type="float" office:value="965.4">
                <text:p>965.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36">
                <text:p>736</text:p>
              </table:table-cell>
              <table:table-cell office:value-type="float" office:value="1375.7">
                <text:p>1375.7</text:p>
              </table:table-cell>
              <table:table-cell office:value-type="float" office:value="1097.6">
                <text:p>1097.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31.8">
                <text:p>1131.8</text:p>
              </table:table-cell>
              <table:table-cell office:value-type="float" office:value="1162.1">
                <text:p>1162.1</text:p>
              </table:table-cell>
              <table:table-cell office:value-type="float" office:value="844.4">
                <text:p>844.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092.2">
                <text:p>1092.2</text:p>
              </table:table-cell>
              <table:table-cell office:value-type="float" office:value="1627.8">
                <text:p>1627.8</text:p>
              </table:table-cell>
              <table:table-cell office:value-type="float" office:value="1643.9">
                <text:p>1643.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66.7">
                <text:p>1166.7</text:p>
              </table:table-cell>
              <table:table-cell office:value-type="float" office:value="1270.4">
                <text:p>1270.4</text:p>
              </table:table-cell>
              <table:table-cell office:value-type="float" office:value="1080.2">
                <text:p>1080.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459.6">
                <text:p>1459.6</text:p>
              </table:table-cell>
              <table:table-cell office:value-type="float" office:value="1421.6">
                <text:p>1421.6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640.3">
                <text:p>1640.3</text:p>
              </table:table-cell>
              <table:table-cell office:value-type="float" office:value="1340">
                <text:p>1340</text:p>
              </table:table-cell>
              <table:table-cell office:value-type="float" office:value="1198.9">
                <text:p>1198.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559.6">
                <text:p>1559.6</text:p>
              </table:table-cell>
              <table:table-cell office:value-type="float" office:value="1402.3">
                <text:p>1402.3</text:p>
              </table:table-cell>
              <table:table-cell office:value-type="float" office:value="941.2">
                <text:p>941.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935.2">
                <text:p>1935.2</text:p>
              </table:table-cell>
              <table:table-cell office:value-type="float" office:value="1128.4">
                <text:p>1128.4</text:p>
              </table:table-cell>
              <table:table-cell office:value-type="float" office:value="843.2">
                <text:p>843.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547.2">
                <text:p>1547.2</text:p>
              </table:table-cell>
              <table:table-cell office:value-type="float" office:value="1466.8">
                <text:p>1466.8</text:p>
              </table:table-cell>
              <table:table-cell office:value-type="float" office:value="1177.2">
                <text:p>1177.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92.9">
                <text:p>1192.9</text:p>
              </table:table-cell>
              <table:table-cell office:value-type="float" office:value="1030.3">
                <text:p>1030.3</text:p>
              </table:table-cell>
              <table:table-cell office:value-type="float" office:value="1225.8">
                <text:p>1225.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775.5">
                <text:p>1775.5</text:p>
              </table:table-cell>
              <table:table-cell office:value-type="float" office:value="792.8">
                <text:p>792.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658.3">
                <text:p>1658.3</text:p>
              </table:table-cell>
              <table:table-cell office:value-type="float" office:value="1356.5">
                <text:p>1356.5</text:p>
              </table:table-cell>
              <table:table-cell office:value-type="float" office:value="1036.1">
                <text:p>1036.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633.9">
                <text:p>1633.9</text:p>
              </table:table-cell>
              <table:table-cell office:value-type="float" office:value="886.8">
                <text:p>886.8</text:p>
              </table:table-cell>
              <table:table-cell office:value-type="float" office:value="818.3">
                <text:p>818.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20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3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ff" draw:fill-color="#0000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0000" draw:fill-color="#ff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>
        <chart:symbol-image xlink:href="Pictures/2000000E000000DF000000DF41BA907E.svm" xlink:type="simple" xlink:actuate="onLoad"/>
      </style:chart-properties>
      <style:graphic-properties svg:stroke-width="0.08cm" svg:stroke-color="#33cc66" draw:fill-color="#33cc6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1.745cm" svg:height="23.708cm" xlink:href=".." xlink:type="simple" chart:class="chart:line" chart:style-name="ch1">
        <chart:title svg:x="16.811cm" svg:y="1.43cm" chart:style-name="ch2">
          <text:p>SimPL</text:p>
        </chart:title>
        <chart:subtitle svg:x="12.778cm" svg:y="3.578cm" chart:style-name="ch3">
          <text:p>Average fitness of 100 generations.</text:p>
        </chart:subtitle>
        <chart:legend svg:x="32.41cm" svg:y="11.018cm" style:legend-expansion="custom" chartooo:width="8.157cm" chartooo:height="3.64cm" style:legend-expansion-aspect-ratio="2.24093406593407" chart:style-name="ch4"/>
        <chart:plot-area chart:style-name="ch5" table:cell-range-address="Sheet1.B2:Sheet1.C101 Sheet1.C1:Sheet1.C1 Sheet1.G1:Sheet1.H101" chart:data-source-has-labels="both" svg:x="2.547cm" svg:y="5.316cm" svg:width="29.167cm" svg:height="16.313cm">
          <chartooo:coordinate-region svg:x="3.539cm" svg:y="5.515cm" svg:width="27.988cm" svg:height="15.069cm"/>
          <chart:axis chart:dimension="x" chart:name="primary-x" chart:style-name="ch6" chartooo:axis-type="auto">
            <chartooo:date-scale/>
            <chart:title svg:x="16.057cm" svg:y="22.104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9">
            <chart:title svg:x="0.671cm" svg:y="16.091cm" chart:style-name="ch10">
              <text:p>Average Fitness</text:p>
            </chart:title>
            <chart:grid chart:style-name="ch8" chart:class="major"/>
          </chart:axis>
          <chart:series chart:style-name="ch11" chart:values-cell-range-address="Sheet1.C2:Sheet1.C101" chart:label-cell-address="Sheet1.C1:Sheet1.C1" chart:class="chart:line">
            <chart:data-point chart:repeated="100"/>
          </chart:series>
          <chart:series chart:style-name="ch12" chart:values-cell-range-address="Sheet1.G2:Sheet1.G101" chart:label-cell-address="Sheet1.G1:Sheet1.G1" chart:class="chart:line">
            <chart:data-point chart:repeated="100"/>
          </chart:series>
          <chart:series chart:style-name="ch13" chart:values-cell-range-address="Sheet1.H2:Sheet1.H101" chart:label-cell-address="Sheet1.H1:Sheet1.H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hree</text:p>
                <draw:g>
                  <svg:desc>Sheet1.C1:Sheet1.C1</svg:desc>
                </draw:g>
              </table:table-cell>
              <table:table-cell office:value-type="string">
                <text:p>Experiment Four</text:p>
                <draw:g>
                  <svg:desc>Sheet1.G1:Sheet1.G1</svg:desc>
                </draw:g>
              </table:table-cell>
              <table:table-cell office:value-type="string">
                <text:p>Experiment Fiv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65.2">
                <text:p>65.2</text:p>
                <draw:g>
                  <svg:desc>Sheet1.C2:Sheet1.C101</svg:desc>
                </draw:g>
              </table:table-cell>
              <table:table-cell office:value-type="float" office:value="164.8">
                <text:p>164.8</text:p>
                <draw:g>
                  <svg:desc>Sheet1.G2:Sheet1.G101</svg:desc>
                </draw:g>
              </table:table-cell>
              <table:table-cell office:value-type="float" office:value="105">
                <text:p>105</text:p>
                <draw:g>
                  <svg:desc>Sheet1.H2:Sheet1.H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9">
                <text:p>99</text:p>
              </table:table-cell>
              <table:table-cell office:value-type="float" office:value="101.1">
                <text:p>101.1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262.8">
                <text:p>262.8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0.6">
                <text:p>140.6</text:p>
              </table:table-cell>
              <table:table-cell office:value-type="float" office:value="378.5">
                <text:p>378.5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5.8">
                <text:p>185.8</text:p>
              </table:table-cell>
              <table:table-cell office:value-type="float" office:value="232.8">
                <text:p>232.8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71.2">
                <text:p>271.2</text:p>
              </table:table-cell>
              <table:table-cell office:value-type="float" office:value="727.9">
                <text:p>727.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45.3">
                <text:p>645.3</text:p>
              </table:table-cell>
              <table:table-cell office:value-type="float" office:value="1098.8">
                <text:p>1098.8</text:p>
              </table:table-cell>
              <table:table-cell office:value-type="float" office:value="104.3">
                <text:p>104.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92.4">
                <text:p>892.4</text:p>
              </table:table-cell>
              <table:table-cell office:value-type="float" office:value="872.2">
                <text:p>872.2</text:p>
              </table:table-cell>
              <table:table-cell office:value-type="float" office:value="103.2">
                <text:p>103.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64.1">
                <text:p>864.1</text:p>
              </table:table-cell>
              <table:table-cell office:value-type="float" office:value="1004.7">
                <text:p>1004.7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41.8">
                <text:p>641.8</text:p>
              </table:table-cell>
              <table:table-cell office:value-type="float" office:value="1331.3">
                <text:p>1331.3</text:p>
              </table:table-cell>
              <table:table-cell office:value-type="float" office:value="403.9">
                <text:p>403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3.7">
                <text:p>393.7</text:p>
              </table:table-cell>
              <table:table-cell office:value-type="float" office:value="1763.8">
                <text:p>1763.8</text:p>
              </table:table-cell>
              <table:table-cell office:value-type="float" office:value="326.7">
                <text:p>326.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01.2">
                <text:p>501.2</text:p>
              </table:table-cell>
              <table:table-cell office:value-type="float" office:value="828.6">
                <text:p>828.6</text:p>
              </table:table-cell>
              <table:table-cell office:value-type="float" office:value="237.8">
                <text:p>237.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36.6">
                <text:p>1136.6</text:p>
              </table:table-cell>
              <table:table-cell office:value-type="float" office:value="852">
                <text:p>852</text:p>
              </table:table-cell>
              <table:table-cell office:value-type="float" office:value="134.9">
                <text:p>134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5.3">
                <text:p>645.3</text:p>
              </table:table-cell>
              <table:table-cell office:value-type="float" office:value="1454.1">
                <text:p>1454.1</text:p>
              </table:table-cell>
              <table:table-cell office:value-type="float" office:value="549.7">
                <text:p>549.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16.6">
                <text:p>916.6</text:p>
              </table:table-cell>
              <table:table-cell office:value-type="float" office:value="1251.7">
                <text:p>1251.7</text:p>
              </table:table-cell>
              <table:table-cell office:value-type="float" office:value="448.3">
                <text:p>448.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29.1">
                <text:p>929.1</text:p>
              </table:table-cell>
              <table:table-cell office:value-type="float" office:value="929.3">
                <text:p>929.3</text:p>
              </table:table-cell>
              <table:table-cell office:value-type="float" office:value="548.6">
                <text:p>548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02">
                <text:p>1102</text:p>
              </table:table-cell>
              <table:table-cell office:value-type="float" office:value="799.7">
                <text:p>799.7</text:p>
              </table:table-cell>
              <table:table-cell office:value-type="float" office:value="612.4">
                <text:p>612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42.6">
                <text:p>1142.6</text:p>
              </table:table-cell>
              <table:table-cell office:value-type="float" office:value="1034.2">
                <text:p>1034.2</text:p>
              </table:table-cell>
              <table:table-cell office:value-type="float" office:value="1175.6">
                <text:p>1175.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85.4">
                <text:p>1085.4</text:p>
              </table:table-cell>
              <table:table-cell office:value-type="float" office:value="949">
                <text:p>949</text:p>
              </table:table-cell>
              <table:table-cell office:value-type="float" office:value="1142.7">
                <text:p>1142.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25">
                <text:p>725</text:p>
              </table:table-cell>
              <table:table-cell office:value-type="float" office:value="1102.4">
                <text:p>1102.4</text:p>
              </table:table-cell>
              <table:table-cell office:value-type="float" office:value="631.4">
                <text:p>631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75.9">
                <text:p>875.9</text:p>
              </table:table-cell>
              <table:table-cell office:value-type="float" office:value="1799">
                <text:p>1799</text:p>
              </table:table-cell>
              <table:table-cell office:value-type="float" office:value="772.8">
                <text:p>772.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48.5">
                <text:p>1148.5</text:p>
              </table:table-cell>
              <table:table-cell office:value-type="float" office:value="1846.1">
                <text:p>1846.1</text:p>
              </table:table-cell>
              <table:table-cell office:value-type="float" office:value="782.6">
                <text:p>782.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22.9">
                <text:p>722.9</text:p>
              </table:table-cell>
              <table:table-cell office:value-type="float" office:value="1538.7">
                <text:p>1538.7</text:p>
              </table:table-cell>
              <table:table-cell office:value-type="float" office:value="746.2">
                <text:p>746.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51.7">
                <text:p>751.7</text:p>
              </table:table-cell>
              <table:table-cell office:value-type="float" office:value="1389.7">
                <text:p>1389.7</text:p>
              </table:table-cell>
              <table:table-cell office:value-type="float" office:value="1261.2">
                <text:p>1261.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01.1">
                <text:p>1201.1</text:p>
              </table:table-cell>
              <table:table-cell office:value-type="float" office:value="1610.9">
                <text:p>1610.9</text:p>
              </table:table-cell>
              <table:table-cell office:value-type="float" office:value="940.5">
                <text:p>940.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087.4">
                <text:p>1087.4</text:p>
              </table:table-cell>
              <table:table-cell office:value-type="float" office:value="1582.2">
                <text:p>1582.2</text:p>
              </table:table-cell>
              <table:table-cell office:value-type="float" office:value="665.7">
                <text:p>665.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21.1">
                <text:p>821.1</text:p>
              </table:table-cell>
              <table:table-cell office:value-type="float" office:value="2171.8">
                <text:p>2171.8</text:p>
              </table:table-cell>
              <table:table-cell office:value-type="float" office:value="1401.3">
                <text:p>1401.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211.1">
                <text:p>1211.1</text:p>
              </table:table-cell>
              <table:table-cell office:value-type="float" office:value="1643.2">
                <text:p>1643.2</text:p>
              </table:table-cell>
              <table:table-cell office:value-type="float" office:value="977.6">
                <text:p>977.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76.8">
                <text:p>1076.8</text:p>
              </table:table-cell>
              <table:table-cell office:value-type="float" office:value="1451.1">
                <text:p>1451.1</text:p>
              </table:table-cell>
              <table:table-cell office:value-type="float" office:value="870.4">
                <text:p>870.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92.3">
                <text:p>692.3</text:p>
              </table:table-cell>
              <table:table-cell office:value-type="float" office:value="1858.6">
                <text:p>1858.6</text:p>
              </table:table-cell>
              <table:table-cell office:value-type="float" office:value="1397.4">
                <text:p>1397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4.7">
                <text:p>634.7</text:p>
              </table:table-cell>
              <table:table-cell office:value-type="float" office:value="1467.9">
                <text:p>1467.9</text:p>
              </table:table-cell>
              <table:table-cell office:value-type="float" office:value="1346.1">
                <text:p>1346.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62.3">
                <text:p>762.3</text:p>
              </table:table-cell>
              <table:table-cell office:value-type="float" office:value="1694.7">
                <text:p>1694.7</text:p>
              </table:table-cell>
              <table:table-cell office:value-type="float" office:value="1751.6">
                <text:p>1751.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58">
                <text:p>658</text:p>
              </table:table-cell>
              <table:table-cell office:value-type="float" office:value="1697.2">
                <text:p>1697.2</text:p>
              </table:table-cell>
              <table:table-cell office:value-type="float" office:value="966.1">
                <text:p>966.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20.7">
                <text:p>820.7</text:p>
              </table:table-cell>
              <table:table-cell office:value-type="float" office:value="1770.6">
                <text:p>1770.6</text:p>
              </table:table-cell>
              <table:table-cell office:value-type="float" office:value="1121.6">
                <text:p>1121.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233.1">
                <text:p>1233.1</text:p>
              </table:table-cell>
              <table:table-cell office:value-type="float" office:value="1588.9">
                <text:p>1588.9</text:p>
              </table:table-cell>
              <table:table-cell office:value-type="float" office:value="1121.4">
                <text:p>1121.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245.7">
                <text:p>1245.7</text:p>
              </table:table-cell>
              <table:table-cell office:value-type="float" office:value="1557.6">
                <text:p>1557.6</text:p>
              </table:table-cell>
              <table:table-cell office:value-type="float" office:value="1465.6">
                <text:p>1465.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40">
                <text:p>1140</text:p>
              </table:table-cell>
              <table:table-cell office:value-type="float" office:value="1904.2">
                <text:p>1904.2</text:p>
              </table:table-cell>
              <table:table-cell office:value-type="float" office:value="1206.1">
                <text:p>1206.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402.9">
                <text:p>1402.9</text:p>
              </table:table-cell>
              <table:table-cell office:value-type="float" office:value="1649.9">
                <text:p>1649.9</text:p>
              </table:table-cell>
              <table:table-cell office:value-type="float" office:value="617.3">
                <text:p>617.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150.2">
                <text:p>1150.2</text:p>
              </table:table-cell>
              <table:table-cell office:value-type="float" office:value="1641.8">
                <text:p>1641.8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20.8">
                <text:p>1220.8</text:p>
              </table:table-cell>
              <table:table-cell office:value-type="float" office:value="1630">
                <text:p>1630</text:p>
              </table:table-cell>
              <table:table-cell office:value-type="float" office:value="1025.5">
                <text:p>1025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9.3">
                <text:p>979.3</text:p>
              </table:table-cell>
              <table:table-cell office:value-type="float" office:value="1419.8">
                <text:p>1419.8</text:p>
              </table:table-cell>
              <table:table-cell office:value-type="float" office:value="1574.6">
                <text:p>1574.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20.7">
                <text:p>1220.7</text:p>
              </table:table-cell>
              <table:table-cell office:value-type="float" office:value="1627.6">
                <text:p>1627.6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526.4">
                <text:p>1526.4</text:p>
              </table:table-cell>
              <table:table-cell office:value-type="float" office:value="2147.4">
                <text:p>2147.4</text:p>
              </table:table-cell>
              <table:table-cell office:value-type="float" office:value="1362.7">
                <text:p>1362.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12.9">
                <text:p>1212.9</text:p>
              </table:table-cell>
              <table:table-cell office:value-type="float" office:value="1251.1">
                <text:p>1251.1</text:p>
              </table:table-cell>
              <table:table-cell office:value-type="float" office:value="1202.7">
                <text:p>1202.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13.5">
                <text:p>1013.5</text:p>
              </table:table-cell>
              <table:table-cell office:value-type="float" office:value="1909">
                <text:p>1909</text:p>
              </table:table-cell>
              <table:table-cell office:value-type="float" office:value="1324.4">
                <text:p>1324.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289.8">
                <text:p>1289.8</text:p>
              </table:table-cell>
              <table:table-cell office:value-type="float" office:value="1749.2">
                <text:p>1749.2</text:p>
              </table:table-cell>
              <table:table-cell office:value-type="float" office:value="1277.6">
                <text:p>1277.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150">
                <text:p>1150</text:p>
              </table:table-cell>
              <table:table-cell office:value-type="float" office:value="1612">
                <text:p>1612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65.7">
                <text:p>565.7</text:p>
              </table:table-cell>
              <table:table-cell office:value-type="float" office:value="1473.3">
                <text:p>1473.3</text:p>
              </table:table-cell>
              <table:table-cell office:value-type="float" office:value="906.9">
                <text:p>906.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93.9">
                <text:p>793.9</text:p>
              </table:table-cell>
              <table:table-cell office:value-type="float" office:value="1551.3">
                <text:p>1551.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543.9">
                <text:p>1543.9</text:p>
              </table:table-cell>
              <table:table-cell office:value-type="float" office:value="1858.2">
                <text:p>1858.2</text:p>
              </table:table-cell>
              <table:table-cell office:value-type="float" office:value="1014.4">
                <text:p>1014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80.8">
                <text:p>680.8</text:p>
              </table:table-cell>
              <table:table-cell office:value-type="float" office:value="1790.4">
                <text:p>1790.4</text:p>
              </table:table-cell>
              <table:table-cell office:value-type="float" office:value="1626.9">
                <text:p>1626.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685.4">
                <text:p>685.4</text:p>
              </table:table-cell>
              <table:table-cell office:value-type="float" office:value="1819.8">
                <text:p>1819.8</text:p>
              </table:table-cell>
              <table:table-cell office:value-type="float" office:value="1672.1">
                <text:p>1672.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82.2">
                <text:p>482.2</text:p>
              </table:table-cell>
              <table:table-cell office:value-type="float" office:value="2289.7">
                <text:p>2289.7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26.1">
                <text:p>626.1</text:p>
              </table:table-cell>
              <table:table-cell office:value-type="float" office:value="1736">
                <text:p>1736</text:p>
              </table:table-cell>
              <table:table-cell office:value-type="float" office:value="1732.9">
                <text:p>1732.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845.4">
                <text:p>845.4</text:p>
              </table:table-cell>
              <table:table-cell office:value-type="float" office:value="1532.4">
                <text:p>1532.4</text:p>
              </table:table-cell>
              <table:table-cell office:value-type="float" office:value="1129.8">
                <text:p>1129.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23.3">
                <text:p>723.3</text:p>
              </table:table-cell>
              <table:table-cell office:value-type="float" office:value="1346.8">
                <text:p>1346.8</text:p>
              </table:table-cell>
              <table:table-cell office:value-type="float" office:value="1629.9">
                <text:p>1629.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93.1">
                <text:p>793.1</text:p>
              </table:table-cell>
              <table:table-cell office:value-type="float" office:value="1834.7">
                <text:p>1834.7</text:p>
              </table:table-cell>
              <table:table-cell office:value-type="float" office:value="1767.2">
                <text:p>1767.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62.2">
                <text:p>462.2</text:p>
              </table:table-cell>
              <table:table-cell office:value-type="float" office:value="1764.2">
                <text:p>1764.2</text:p>
              </table:table-cell>
              <table:table-cell office:value-type="float" office:value="1351.5">
                <text:p>1351.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36.4">
                <text:p>836.4</text:p>
              </table:table-cell>
              <table:table-cell office:value-type="float" office:value="1368.6">
                <text:p>1368.6</text:p>
              </table:table-cell>
              <table:table-cell office:value-type="float" office:value="608.2">
                <text:p>608.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828.3">
                <text:p>828.3</text:p>
              </table:table-cell>
              <table:table-cell office:value-type="float" office:value="1701.6">
                <text:p>1701.6</text:p>
              </table:table-cell>
              <table:table-cell office:value-type="float" office:value="1180.6">
                <text:p>1180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26.3">
                <text:p>726.3</text:p>
              </table:table-cell>
              <table:table-cell office:value-type="float" office:value="1472.6">
                <text:p>1472.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712.6">
                <text:p>712.6</text:p>
              </table:table-cell>
              <table:table-cell office:value-type="float" office:value="1533.4">
                <text:p>1533.4</text:p>
              </table:table-cell>
              <table:table-cell office:value-type="float" office:value="1310.5">
                <text:p>1310.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522.2">
                <text:p>522.2</text:p>
              </table:table-cell>
              <table:table-cell office:value-type="float" office:value="1534.2">
                <text:p>1534.2</text:p>
              </table:table-cell>
              <table:table-cell office:value-type="float" office:value="1305.7">
                <text:p>1305.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75.9">
                <text:p>575.9</text:p>
              </table:table-cell>
              <table:table-cell office:value-type="float" office:value="1554">
                <text:p>1554</text:p>
              </table:table-cell>
              <table:table-cell office:value-type="float" office:value="1261.9">
                <text:p>1261.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06.2">
                <text:p>606.2</text:p>
              </table:table-cell>
              <table:table-cell office:value-type="float" office:value="1296.3">
                <text:p>1296.3</text:p>
              </table:table-cell>
              <table:table-cell office:value-type="float" office:value="695.5">
                <text:p>695.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63">
                <text:p>463</text:p>
              </table:table-cell>
              <table:table-cell office:value-type="float" office:value="1251">
                <text:p>1251</text:p>
              </table:table-cell>
              <table:table-cell office:value-type="float" office:value="1350.4">
                <text:p>1350.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20">
                <text:p>220</text:p>
              </table:table-cell>
              <table:table-cell office:value-type="float" office:value="928.9">
                <text:p>928.9</text:p>
              </table:table-cell>
              <table:table-cell office:value-type="float" office:value="1579.3">
                <text:p>1579.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79.3">
                <text:p>479.3</text:p>
              </table:table-cell>
              <table:table-cell office:value-type="float" office:value="1034.3">
                <text:p>1034.3</text:p>
              </table:table-cell>
              <table:table-cell office:value-type="float" office:value="1379.3">
                <text:p>1379.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23.9">
                <text:p>323.9</text:p>
              </table:table-cell>
              <table:table-cell office:value-type="float" office:value="1337.1">
                <text:p>1337.1</text:p>
              </table:table-cell>
              <table:table-cell office:value-type="float" office:value="1414.9">
                <text:p>1414.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66.7">
                <text:p>666.7</text:p>
              </table:table-cell>
              <table:table-cell office:value-type="float" office:value="1066.2">
                <text:p>1066.2</text:p>
              </table:table-cell>
              <table:table-cell office:value-type="float" office:value="1759.9">
                <text:p>1759.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85.2">
                <text:p>1085.2</text:p>
              </table:table-cell>
              <table:table-cell office:value-type="float" office:value="1373.8">
                <text:p>1373.8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79.9">
                <text:p>1179.9</text:p>
              </table:table-cell>
              <table:table-cell office:value-type="float" office:value="1015.3">
                <text:p>1015.3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72">
                <text:p>772</text:p>
              </table:table-cell>
              <table:table-cell office:value-type="float" office:value="1408.8">
                <text:p>1408.8</text:p>
              </table:table-cell>
              <table:table-cell office:value-type="float" office:value="2037.6">
                <text:p>2037.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19.9">
                <text:p>1019.9</text:p>
              </table:table-cell>
              <table:table-cell office:value-type="float" office:value="1400.7">
                <text:p>1400.7</text:p>
              </table:table-cell>
              <table:table-cell office:value-type="float" office:value="1613.6">
                <text:p>1613.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13.2">
                <text:p>913.2</text:p>
              </table:table-cell>
              <table:table-cell office:value-type="float" office:value="1179">
                <text:p>1179</text:p>
              </table:table-cell>
              <table:table-cell office:value-type="float" office:value="1418.2">
                <text:p>1418.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800.7">
                <text:p>800.7</text:p>
              </table:table-cell>
              <table:table-cell office:value-type="float" office:value="1732">
                <text:p>1732</text:p>
              </table:table-cell>
              <table:table-cell office:value-type="float" office:value="1230.6">
                <text:p>1230.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91.1">
                <text:p>991.1</text:p>
              </table:table-cell>
              <table:table-cell office:value-type="float" office:value="1706.9">
                <text:p>1706.9</text:p>
              </table:table-cell>
              <table:table-cell office:value-type="float" office:value="1666.8">
                <text:p>1666.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081.8">
                <text:p>1081.8</text:p>
              </table:table-cell>
              <table:table-cell office:value-type="float" office:value="1990.7">
                <text:p>1990.7</text:p>
              </table:table-cell>
              <table:table-cell office:value-type="float" office:value="1701.3">
                <text:p>1701.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033.6">
                <text:p>1033.6</text:p>
              </table:table-cell>
              <table:table-cell office:value-type="float" office:value="1464.8">
                <text:p>1464.8</text:p>
              </table:table-cell>
              <table:table-cell office:value-type="float" office:value="1154.2">
                <text:p>1154.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240.4">
                <text:p>1240.4</text:p>
              </table:table-cell>
              <table:table-cell office:value-type="float" office:value="1608.7">
                <text:p>1608.7</text:p>
              </table:table-cell>
              <table:table-cell office:value-type="float" office:value="1428.6">
                <text:p>1428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87.9">
                <text:p>787.9</text:p>
              </table:table-cell>
              <table:table-cell office:value-type="float" office:value="1666.5">
                <text:p>1666.5</text:p>
              </table:table-cell>
              <table:table-cell office:value-type="float" office:value="1060.6">
                <text:p>1060.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914.3">
                <text:p>914.3</text:p>
              </table:table-cell>
              <table:table-cell office:value-type="float" office:value="1807.5">
                <text:p>1807.5</text:p>
              </table:table-cell>
              <table:table-cell office:value-type="float" office:value="1130.3">
                <text:p>1130.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749.4">
                <text:p>749.4</text:p>
              </table:table-cell>
              <table:table-cell office:value-type="float" office:value="2096.5">
                <text:p>2096.5</text:p>
              </table:table-cell>
              <table:table-cell office:value-type="float" office:value="1231.4">
                <text:p>1231.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07.9">
                <text:p>807.9</text:p>
              </table:table-cell>
              <table:table-cell office:value-type="float" office:value="1339.3">
                <text:p>1339.3</text:p>
              </table:table-cell>
              <table:table-cell office:value-type="float" office:value="829.9">
                <text:p>829.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996.9">
                <text:p>996.9</text:p>
              </table:table-cell>
              <table:table-cell office:value-type="float" office:value="1438.8">
                <text:p>1438.8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000.4">
                <text:p>1000.4</text:p>
              </table:table-cell>
              <table:table-cell office:value-type="float" office:value="1192.7">
                <text:p>1192.7</text:p>
              </table:table-cell>
              <table:table-cell office:value-type="float" office:value="904.5">
                <text:p>904.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771.2">
                <text:p>771.2</text:p>
              </table:table-cell>
              <table:table-cell office:value-type="float" office:value="1137.1">
                <text:p>1137.1</text:p>
              </table:table-cell>
              <table:table-cell office:value-type="float" office:value="965.4">
                <text:p>965.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36">
                <text:p>736</text:p>
              </table:table-cell>
              <table:table-cell office:value-type="float" office:value="1375.7">
                <text:p>1375.7</text:p>
              </table:table-cell>
              <table:table-cell office:value-type="float" office:value="1097.6">
                <text:p>1097.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31.8">
                <text:p>1131.8</text:p>
              </table:table-cell>
              <table:table-cell office:value-type="float" office:value="1162.1">
                <text:p>1162.1</text:p>
              </table:table-cell>
              <table:table-cell office:value-type="float" office:value="844.4">
                <text:p>844.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092.2">
                <text:p>1092.2</text:p>
              </table:table-cell>
              <table:table-cell office:value-type="float" office:value="1627.8">
                <text:p>1627.8</text:p>
              </table:table-cell>
              <table:table-cell office:value-type="float" office:value="1643.9">
                <text:p>1643.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66.7">
                <text:p>1166.7</text:p>
              </table:table-cell>
              <table:table-cell office:value-type="float" office:value="1270.4">
                <text:p>1270.4</text:p>
              </table:table-cell>
              <table:table-cell office:value-type="float" office:value="1080.2">
                <text:p>1080.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459.6">
                <text:p>1459.6</text:p>
              </table:table-cell>
              <table:table-cell office:value-type="float" office:value="1421.6">
                <text:p>1421.6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640.3">
                <text:p>1640.3</text:p>
              </table:table-cell>
              <table:table-cell office:value-type="float" office:value="1340">
                <text:p>1340</text:p>
              </table:table-cell>
              <table:table-cell office:value-type="float" office:value="1198.9">
                <text:p>1198.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559.6">
                <text:p>1559.6</text:p>
              </table:table-cell>
              <table:table-cell office:value-type="float" office:value="1402.3">
                <text:p>1402.3</text:p>
              </table:table-cell>
              <table:table-cell office:value-type="float" office:value="941.2">
                <text:p>941.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935.2">
                <text:p>1935.2</text:p>
              </table:table-cell>
              <table:table-cell office:value-type="float" office:value="1128.4">
                <text:p>1128.4</text:p>
              </table:table-cell>
              <table:table-cell office:value-type="float" office:value="843.2">
                <text:p>843.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547.2">
                <text:p>1547.2</text:p>
              </table:table-cell>
              <table:table-cell office:value-type="float" office:value="1466.8">
                <text:p>1466.8</text:p>
              </table:table-cell>
              <table:table-cell office:value-type="float" office:value="1177.2">
                <text:p>1177.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92.9">
                <text:p>1192.9</text:p>
              </table:table-cell>
              <table:table-cell office:value-type="float" office:value="1030.3">
                <text:p>1030.3</text:p>
              </table:table-cell>
              <table:table-cell office:value-type="float" office:value="1225.8">
                <text:p>1225.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775.5">
                <text:p>1775.5</text:p>
              </table:table-cell>
              <table:table-cell office:value-type="float" office:value="792.8">
                <text:p>792.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658.3">
                <text:p>1658.3</text:p>
              </table:table-cell>
              <table:table-cell office:value-type="float" office:value="1356.5">
                <text:p>1356.5</text:p>
              </table:table-cell>
              <table:table-cell office:value-type="float" office:value="1036.1">
                <text:p>1036.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633.9">
                <text:p>1633.9</text:p>
              </table:table-cell>
              <table:table-cell office:value-type="float" office:value="886.8">
                <text:p>886.8</text:p>
              </table:table-cell>
              <table:table-cell office:value-type="float" office:value="818.3">
                <text:p>818.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